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C0000000BEFCAE21F8A61AAE56.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Mangal1" svg:font-family="Mangal"/>
    <style:font-face style:name="Open Sans" svg:font-family="'Open Sans', Arial, sans-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officeooo:paragraph-rsid="001e9365"/>
    </style:style>
    <style:style style:name="P4"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color="#000000" style:font-name="Times New Roman" fo:font-size="12pt" officeooo:rsid="0024aa96" officeooo:paragraph-rsid="0024aa96" style:font-size-asian="12pt" style:font-size-complex="12pt"/>
    </style:style>
    <style:style style:name="P5" style:family="paragraph" style:parent-style-name="Text_20_body">
      <style:paragraph-properties fo:margin-top="0in" fo:margin-bottom="0in" loext:contextual-spacing="false" fo:text-align="justify" style:justify-single-word="false"/>
      <style:text-properties officeooo:paragraph-rsid="001f6717"/>
    </style:style>
    <style:style style:name="P6" style:family="paragraph" style:parent-style-name="Text_20_body">
      <style:paragraph-properties fo:margin-top="0in" fo:margin-bottom="0in" loext:contextual-spacing="false" fo:line-height="100%" fo:text-align="justify" style:justify-single-word="false"/>
      <style:text-properties fo:font-variant="normal" fo:text-transform="none" fo:color="#343434" style:font-name="Times New Roman" fo:font-size="12pt" fo:letter-spacing="normal" fo:font-style="normal" fo:font-weight="normal" officeooo:paragraph-rsid="001e6c7c"/>
    </style:style>
    <style:style style:name="P7" style:family="paragraph" style:parent-style-name="Standard">
      <style:paragraph-properties fo:text-align="justify" style:justify-single-word="false"/>
      <style:text-properties style:font-name="Times New Roman" officeooo:paragraph-rsid="0019f255"/>
    </style:style>
    <style:style style:name="P8" style:family="paragraph" style:parent-style-name="Standard">
      <style:paragraph-properties fo:text-align="justify" style:justify-single-word="false"/>
      <style:text-properties style:font-name="Times New Roman" officeooo:paragraph-rsid="0022624a"/>
    </style:style>
    <style:style style:name="P9" style:family="paragraph" style:parent-style-name="Standard">
      <style:paragraph-properties fo:text-align="justify" style:justify-single-word="false"/>
      <style:text-properties style:font-name="Times New Roman" officeooo:rsid="0016f3c7" officeooo:paragraph-rsid="0016f3c7"/>
    </style:style>
    <style:style style:name="P10" style:family="paragraph" style:parent-style-name="Standard">
      <style:paragraph-properties fo:text-align="justify" style:justify-single-word="false"/>
      <style:text-properties style:font-name="Times New Roman" officeooo:rsid="0018ce2f" officeooo:paragraph-rsid="0018ce2f"/>
    </style:style>
    <style:style style:name="P11" style:family="paragraph" style:parent-style-name="Standard">
      <style:paragraph-properties fo:text-align="justify" style:justify-single-word="false"/>
      <style:text-properties style:font-name="Times New Roman" fo:font-weight="bold" officeooo:rsid="0018ce2f" officeooo:paragraph-rsid="0018ce2f" style:font-weight-asian="bold" style:font-weight-complex="bold"/>
    </style:style>
    <style:style style:name="P12" style:family="paragraph" style:parent-style-name="Standard">
      <style:paragraph-properties fo:text-align="justify" style:justify-single-word="false"/>
      <style:text-properties style:font-name="Times New Roman" fo:font-weight="bold" officeooo:rsid="001e6c7c" officeooo:paragraph-rsid="001e6c7c" style:font-weight-asian="bold" style:font-weight-complex="bold"/>
    </style:style>
    <style:style style:name="P13" style:family="paragraph" style:parent-style-name="Standard">
      <style:paragraph-properties fo:text-align="justify" style:justify-single-word="false"/>
      <style:text-properties style:font-name="Times New Roman" fo:font-weight="bold" officeooo:rsid="001e9365" officeooo:paragraph-rsid="001e9365" style:font-weight-asian="bold" style:font-weight-complex="bold"/>
    </style:style>
    <style:style style:name="P14" style:family="paragraph" style:parent-style-name="Standard">
      <style:paragraph-properties fo:text-align="justify" style:justify-single-word="false"/>
      <style:text-properties style:font-name="Times New Roman" fo:font-size="16pt" fo:font-weight="bold" officeooo:rsid="0020570d" officeooo:paragraph-rsid="0020570d" style:font-size-asian="16pt" style:font-weight-asian="bold" style:font-size-complex="16pt" style:font-weight-complex="bold"/>
    </style:style>
    <style:style style:name="P15" style:family="paragraph" style:parent-style-name="Standard">
      <style:paragraph-properties fo:text-align="justify" style:justify-single-word="false"/>
      <style:text-properties style:font-name="Times New Roman" fo:font-size="16pt" fo:font-weight="bold" officeooo:rsid="002692cd" officeooo:paragraph-rsid="002692cd"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Times New Roman" fo:font-size="16pt" fo:font-weight="bold" officeooo:rsid="00280347" officeooo:paragraph-rsid="00280347" style:font-size-asian="16pt" style:font-weight-asian="bold" style:font-size-complex="16pt" style:font-weight-complex="bold"/>
    </style:style>
    <style:style style:name="P17"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16f3c7" officeooo:paragraph-rsid="0016f3c7" style:font-size-asian="16pt" style:font-weight-asian="bold" style:font-size-complex="16pt" style:font-weight-complex="bold"/>
    </style:style>
    <style:style style:name="P18" style:family="paragraph" style:parent-style-name="Standard">
      <style:paragraph-properties fo:text-align="justify" style:justify-single-word="false"/>
      <style:text-properties style:font-name="Times New Roman" officeooo:rsid="001e6c7c" officeooo:paragraph-rsid="001e6c7c"/>
    </style:style>
    <style:style style:name="P19" style:family="paragraph" style:parent-style-name="Standard">
      <style:paragraph-properties fo:line-height="100%" fo:text-align="justify" style:justify-single-word="false"/>
      <style:text-properties style:font-name="Times New Roman" officeooo:rsid="001e6c7c" officeooo:paragraph-rsid="001e6c7c"/>
    </style:style>
    <style:style style:name="P20" style:family="paragraph" style:parent-style-name="Standard">
      <style:paragraph-properties fo:text-align="justify" style:justify-single-word="false"/>
      <style:text-properties style:font-name="Times New Roman" fo:font-size="12pt" officeooo:paragraph-rsid="002b30b7" style:font-size-asian="12pt" style:font-size-complex="12pt"/>
    </style:style>
    <style:style style:name="P21" style:family="paragraph" style:parent-style-name="Standard">
      <style:paragraph-properties fo:line-height="120%" fo:text-align="justify" style:justify-single-word="false"/>
      <style:text-properties style:font-name="Times New Roman" fo:font-size="12pt" officeooo:paragraph-rsid="001f6717" style:font-size-asian="12pt" style:font-size-complex="12pt"/>
    </style:style>
    <style:style style:name="P22" style:family="paragraph" style:parent-style-name="Standard">
      <style:paragraph-properties fo:text-align="justify" style:justify-single-word="false"/>
      <style:text-properties style:font-name="Times New Roman" fo:font-size="12pt" fo:font-weight="bold" officeooo:rsid="0016f3c7" officeooo:paragraph-rsid="0016f3c7" style:font-size-asian="12pt" style:font-weight-asian="bold" style:font-size-complex="12pt" style:font-weight-complex="bold"/>
    </style:style>
    <style:style style:name="P23" style:family="paragraph" style:parent-style-name="Standard">
      <style:paragraph-properties fo:line-height="120%" fo:text-align="justify" style:justify-single-word="false"/>
      <style:text-properties style:font-name="Times New Roman" fo:font-size="12pt" fo:language="en" fo:country="none" officeooo:paragraph-rsid="001f6717" style:font-size-asian="12pt" style:font-size-complex="12pt"/>
    </style:style>
    <style:style style:name="P24" style:family="paragraph" style:parent-style-name="Standard">
      <style:paragraph-properties fo:text-align="center" style:justify-single-word="false"/>
      <style:text-properties style:font-name="Times New Roman" officeooo:rsid="0022624a" officeooo:paragraph-rsid="0022624a"/>
    </style:style>
    <style:style style:name="P25" style:family="paragraph" style:parent-style-name="Standard">
      <style:paragraph-properties fo:text-align="justify" style:justify-single-word="false"/>
      <style:text-properties officeooo:paragraph-rsid="0019f255"/>
    </style:style>
    <style:style style:name="P26" style:family="paragraph" style:parent-style-name="Standard">
      <style:paragraph-properties fo:text-align="justify" style:justify-single-word="false"/>
      <style:text-properties officeooo:paragraph-rsid="001b02ab"/>
    </style:style>
    <style:style style:name="P27" style:family="paragraph" style:parent-style-name="Standard">
      <style:paragraph-properties fo:text-align="justify" style:justify-single-word="false"/>
      <style:text-properties officeooo:paragraph-rsid="001cba4d"/>
    </style:style>
    <style:style style:name="P28" style:family="paragraph" style:parent-style-name="Standard">
      <style:paragraph-properties fo:text-align="justify" style:justify-single-word="false"/>
      <style:text-properties officeooo:paragraph-rsid="002b30b7"/>
    </style:style>
    <style:style style:name="P29" style:family="paragraph" style:parent-style-name="Standard">
      <style:paragraph-properties fo:text-align="justify" style:justify-single-word="false"/>
      <style:text-properties officeooo:paragraph-rsid="00316808"/>
    </style:style>
    <style:style style:name="P30" style:family="paragraph" style:parent-style-name="Standard">
      <style:paragraph-properties fo:line-height="120%" fo:text-align="justify" style:justify-single-word="false"/>
      <style:text-properties fo:color="#000000" style:font-name="Times New Roman" fo:font-size="12pt" officeooo:paragraph-rsid="001f6717" style:font-size-asian="12pt" style:font-size-complex="12pt"/>
    </style:style>
    <style:style style:name="P31" style:family="paragraph" style:parent-style-name="Standard">
      <style:paragraph-properties fo:text-align="justify" style:justify-single-word="false"/>
      <style:text-properties fo:color="#000000" style:font-name="Times New Roman" officeooo:rsid="003205e4" officeooo:paragraph-rsid="003205e4"/>
    </style:style>
    <style:style style:name="P32" style:family="paragraph" style:parent-style-name="Standard">
      <style:paragraph-properties fo:text-align="justify" style:justify-single-word="false"/>
      <style:text-properties fo:color="#000000" style:font-name="Times New Roman" fo:font-size="16pt" fo:font-weight="bold" officeooo:rsid="002fb2eb" officeooo:paragraph-rsid="002fb2eb" style:font-size-asian="16pt" style:font-weight-asian="bold" style:font-size-complex="16pt" style:font-weight-complex="bold"/>
    </style:style>
    <style:style style:name="P33" style:family="paragraph" style:parent-style-name="Standard">
      <style:paragraph-properties fo:text-align="justify" style:justify-single-word="false"/>
      <style:text-properties fo:color="#000000" style:font-name="Times New Roman" officeooo:rsid="002fb2eb" officeooo:paragraph-rsid="002fb2eb"/>
    </style:style>
    <style:style style:name="P34" style:family="paragraph" style:parent-style-name="Standard">
      <style:paragraph-properties fo:text-align="justify" style:justify-single-word="false"/>
      <style:text-properties fo:color="#000000" style:font-name="Times New Roman" fo:language="en" fo:country="US" officeooo:rsid="00411ef7" officeooo:paragraph-rsid="00411ef7"/>
    </style:style>
    <style:style style:name="P35" style:family="paragraph" style:parent-style-name="Standard">
      <style:paragraph-properties fo:text-align="justify" style:justify-single-word="false"/>
      <style:text-properties fo:color="#000000" style:font-name="Times New Roman" fo:language="en" fo:country="US" officeooo:rsid="00519777" officeooo:paragraph-rsid="00519777"/>
    </style:style>
    <style:style style:name="P36" style:family="paragraph" style:parent-style-name="Standard">
      <style:paragraph-properties fo:line-height="120%" fo:text-align="justify" style:justify-single-word="false"/>
      <style:text-properties fo:color="#292526" style:font-name="Times New Roman" fo:font-size="12pt" fo:font-weight="normal" officeooo:rsid="001e9365" officeooo:paragraph-rsid="001f6717" style:font-size-asian="12pt" style:font-weight-asian="normal" style:font-size-complex="12pt" style:font-weight-complex="normal"/>
    </style:style>
    <style:style style:name="P37" style:family="paragraph" style:parent-style-name="Standard">
      <style:paragraph-properties fo:line-height="120%" fo:text-align="justify" style:justify-single-word="false"/>
      <style:text-properties fo:color="#292526" style:font-name="Times New Roman" fo:font-size="12pt" fo:font-weight="normal" officeooo:rsid="001e9365" officeooo:paragraph-rsid="001e9365"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variant="normal" fo:text-transform="none" fo:color="#222222" style:font-name="sans-serif" fo:font-size="10.5pt" fo:letter-spacing="normal" fo:font-style="normal" fo:font-weight="bold" officeooo:rsid="001e6c7c" officeooo:paragraph-rsid="002692cd"/>
    </style:style>
    <style:style style:name="P39" style:family="paragraph" style:parent-style-name="Standard">
      <style:paragraph-properties fo:margin-top="0in" fo:margin-bottom="0.1in" loext:contextual-spacing="false" fo:text-align="justify" style:justify-single-word="false"/>
      <style:text-properties officeooo:rsid="00316808" officeooo:paragraph-rsid="00316808"/>
    </style:style>
    <style:style style:name="P40" style:family="paragraph" style:parent-style-name="Standard">
      <style:paragraph-properties fo:margin-top="0in" fo:margin-bottom="0.1in" loext:contextual-spacing="false" fo:text-align="justify" style:justify-single-word="false"/>
      <style:text-properties fo:color="#000000" style:font-name="Times New Roman" officeooo:rsid="002fb2eb" officeooo:paragraph-rsid="0038d919"/>
    </style:style>
    <style:style style:name="P41" style:family="paragraph" style:parent-style-name="Standard">
      <style:paragraph-properties fo:margin-top="0in" fo:margin-bottom="0.1in" loext:contextual-spacing="false" fo:text-align="justify" style:justify-single-word="false"/>
      <style:text-properties fo:color="#000000" style:font-name="Times New Roman" fo:language="en" fo:country="US" officeooo:rsid="00519777" officeooo:paragraph-rsid="00519777"/>
    </style:style>
    <style:style style:name="P42" style:family="paragraph" style:parent-style-name="Standard">
      <style:paragraph-properties fo:margin-top="0in" fo:margin-bottom="0.1in" loext:contextual-spacing="false" fo:text-align="justify" style:justify-single-word="false"/>
      <style:text-properties fo:language="en" fo:country="US" officeooo:rsid="00424d57" officeooo:paragraph-rsid="00424d57"/>
    </style:style>
    <style:style style:name="P43" style:family="paragraph" style:parent-style-name="Standard">
      <style:paragraph-properties fo:margin-top="0in" fo:margin-bottom="0.1in" loext:contextual-spacing="false" fo:text-align="justify" style:justify-single-word="false"/>
      <style:text-properties officeooo:rsid="002fb2eb" officeooo:paragraph-rsid="002fb2eb"/>
    </style:style>
    <style:style style:name="P44" style:family="paragraph" style:parent-style-name="Standard">
      <style:paragraph-properties fo:margin-top="0in" fo:margin-bottom="0.1in" loext:contextual-spacing="false" fo:text-align="justify" style:justify-single-word="false"/>
      <style:text-properties officeooo:rsid="0038d919" officeooo:paragraph-rsid="0038d919"/>
    </style:style>
    <style:style style:name="P45" style:family="paragraph" style:parent-style-name="Standard" style:list-style-name="L3">
      <style:paragraph-properties fo:text-align="justify" style:justify-single-word="false"/>
      <style:text-properties officeooo:paragraph-rsid="003205e4"/>
    </style:style>
    <style:style style:name="P46" style:family="paragraph" style:parent-style-name="Standard" style:list-style-name="L5">
      <style:paragraph-properties fo:text-align="justify" style:justify-single-word="false"/>
      <style:text-properties officeooo:paragraph-rsid="0044faaf"/>
    </style:style>
    <style:style style:name="P47" style:family="paragraph" style:parent-style-name="Standard" style:list-style-name="L6">
      <style:paragraph-properties fo:text-align="justify" style:justify-single-word="false"/>
      <style:text-properties officeooo:paragraph-rsid="004d181d"/>
    </style:style>
    <style:style style:name="P48" style:family="paragraph" style:parent-style-name="Standard" style:list-style-name="L6">
      <style:paragraph-properties fo:text-align="justify" style:justify-single-word="false"/>
      <style:text-properties officeooo:paragraph-rsid="004d5d4d"/>
    </style:style>
    <style:style style:name="P49" style:family="paragraph" style:parent-style-name="Standard" style:list-style-name="L6">
      <style:paragraph-properties fo:text-align="justify" style:justify-single-word="false"/>
      <style:text-properties officeooo:paragraph-rsid="004f2e48"/>
    </style:style>
    <style:style style:name="P50" style:family="paragraph" style:parent-style-name="Standard" style:list-style-name="L3">
      <style:paragraph-properties fo:text-align="justify" style:justify-single-word="false"/>
      <style:text-properties fo:color="#000000" style:font-name="Times New Roman" officeooo:rsid="003205e4" officeooo:paragraph-rsid="003205e4"/>
    </style:style>
    <style:style style:name="P51" style:family="paragraph" style:parent-style-name="Standard" style:list-style-name="L4">
      <style:paragraph-properties fo:text-align="justify" style:justify-single-word="false"/>
      <style:text-properties fo:color="#000000" style:font-name="Times New Roman" style:rfc-language-tag="sr-Latn-RS" fo:language="sr" fo:script="Latn" fo:country="RS" officeooo:rsid="00401c7d" officeooo:paragraph-rsid="00401c7d"/>
    </style:style>
    <style:style style:name="P52" style:family="paragraph" style:parent-style-name="Standard" style:list-style-name="L5">
      <style:paragraph-properties fo:text-align="justify" style:justify-single-word="false"/>
      <style:text-properties fo:color="#000000" style:font-name="Times New Roman" fo:language="en" fo:country="US" officeooo:rsid="00411ef7" officeooo:paragraph-rsid="00411ef7"/>
    </style:style>
    <style:style style:name="P53" style:family="paragraph" style:parent-style-name="Standard" style:list-style-name="L5">
      <style:paragraph-properties fo:text-align="justify" style:justify-single-word="false"/>
      <style:text-properties fo:color="#000000" style:font-name="Times New Roman" fo:language="en" fo:country="US" officeooo:rsid="00411ef7" officeooo:paragraph-rsid="0046d604"/>
    </style:style>
    <style:style style:name="P54" style:family="paragraph" style:parent-style-name="Standard" style:list-style-name="L5">
      <style:paragraph-properties fo:text-align="justify" style:justify-single-word="false"/>
      <style:text-properties fo:color="#000000" style:font-name="Times New Roman" fo:language="en" fo:country="US" officeooo:rsid="0046d604" officeooo:paragraph-rsid="0046d604"/>
    </style:style>
    <style:style style:name="P55" style:family="paragraph" style:parent-style-name="Standard" style:list-style-name="L5">
      <style:paragraph-properties fo:text-align="justify" style:justify-single-word="false"/>
      <style:text-properties fo:color="#000000" style:font-name="Times New Roman" fo:language="en" fo:country="US" officeooo:rsid="00411ef7" officeooo:paragraph-rsid="00411ef7" fo:background-color="transparent"/>
    </style:style>
    <style:style style:name="P56" style:family="paragraph" style:parent-style-name="Standard" style:list-style-name="L3">
      <style:paragraph-properties fo:text-align="justify" style:justify-single-word="false"/>
      <style:text-properties officeooo:rsid="0034225f" officeooo:paragraph-rsid="0034225f"/>
    </style:style>
    <style:style style:name="P57" style:family="paragraph" style:parent-style-name="Standard" style:list-style-name="L3">
      <style:paragraph-properties fo:text-align="justify" style:justify-single-word="false"/>
      <style:text-properties fo:font-variant="normal" fo:text-transform="none" fo:color="#000000" style:font-name="Times New Roman" fo:font-size="12pt" fo:letter-spacing="normal" fo:font-style="normal" fo:font-weight="normal" officeooo:rsid="0034225f" officeooo:paragraph-rsid="0034225f" style:font-size-asian="12pt" style:font-size-complex="12pt"/>
    </style:style>
    <style:style style:name="P58" style:family="paragraph" style:parent-style-name="Standard" style:list-style-name="L6">
      <style:paragraph-properties fo:text-align="justify" style:justify-single-word="false"/>
      <style:text-properties fo:language="en" fo:country="US" officeooo:rsid="00424d57" officeooo:paragraph-rsid="00424d57"/>
    </style:style>
    <style:style style:name="P59" style:family="paragraph" style:parent-style-name="Standard">
      <style:paragraph-properties fo:text-align="justify" style:justify-single-word="false"/>
      <style:text-properties style:font-name="Times New Roman" fo:font-size="12pt" style:rfc-language-tag="sr-Latn-RS" fo:language="sr" fo:script="Latn" fo:country="RS" fo:font-weight="normal" officeooo:rsid="002231d0" officeooo:paragraph-rsid="0029f2dc"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Times New Roman" fo:font-size="12pt" style:rfc-language-tag="sr-Latn-RS" fo:language="sr" fo:script="Latn" fo:country="RS" fo:font-weight="normal" officeooo:rsid="00159756" officeooo:paragraph-rsid="0029f2dc"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Times New Roman" fo:font-size="12pt" style:rfc-language-tag="sr-Latn-RS" fo:language="sr" fo:script="Latn" fo:country="RS" officeooo:rsid="00159756" officeooo:paragraph-rsid="0029f2dc" style:font-size-asian="12pt" style:font-size-complex="12pt"/>
    </style:style>
    <style:style style:name="P62" style:family="paragraph" style:parent-style-name="Standard">
      <style:paragraph-properties fo:text-align="justify" style:justify-single-word="false"/>
      <style:text-properties style:font-name="Times New Roman" fo:font-size="12pt" style:rfc-language-tag="sr-Latn-RS" fo:language="sr" fo:script="Latn" fo:country="RS" officeooo:rsid="001aa742" officeooo:paragraph-rsid="0029f2dc" style:font-size-asian="12pt" style:font-size-complex="12pt"/>
    </style:style>
    <style:style style:name="P63" style:family="paragraph" style:parent-style-name="Standard" style:list-style-name="L2">
      <style:paragraph-properties fo:text-align="justify" style:justify-single-word="false"/>
      <style:text-properties style:font-name="Times New Roman" fo:font-size="12pt" style:rfc-language-tag="sr-Latn-RS" fo:language="sr" fo:script="Latn" fo:country="RS" officeooo:rsid="001c4b62" officeooo:paragraph-rsid="0029f2dc" style:font-size-asian="12pt" style:font-size-complex="12pt"/>
    </style:style>
    <style:style style:name="P64" style:family="paragraph" style:parent-style-name="Standard">
      <style:paragraph-properties fo:text-align="justify" style:justify-single-word="false"/>
      <style:text-properties style:font-name="Times New Roman" fo:font-size="12pt" style:rfc-language-tag="sr-Latn-RS" fo:language="sr" fo:script="Latn" fo:country="RS" fo:font-weight="bold" officeooo:rsid="00223344" officeooo:paragraph-rsid="0029f2dc" style:font-size-asian="12pt" style:font-weight-asian="bold" style:font-size-complex="12pt" style:font-weight-complex="bold"/>
    </style:style>
    <style:style style:name="P65" style:family="paragraph" style:parent-style-name="Standard">
      <style:paragraph-properties fo:text-align="justify" style:justify-single-word="false"/>
      <style:text-properties style:font-name="Times New Roman" fo:font-size="12pt" officeooo:rsid="0014fd27" officeooo:paragraph-rsid="00280347" fo:background-color="#99ffff" style:font-size-asian="12pt" style:font-size-complex="12pt"/>
    </style:style>
    <style:style style:name="P66" style:family="paragraph" style:parent-style-name="Standard" style:list-style-name="L1">
      <style:paragraph-properties fo:text-align="justify" style:justify-single-word="false"/>
      <style:text-properties style:font-name="Times New Roman" officeooo:paragraph-rsid="0029f2dc"/>
    </style:style>
    <style:style style:name="P67" style:family="paragraph" style:parent-style-name="Standard" style:list-style-name="L1">
      <style:paragraph-properties fo:text-align="justify" style:justify-single-word="false"/>
      <style:text-properties style:font-name="Times New Roman" officeooo:paragraph-rsid="005c40c9"/>
    </style:style>
    <style:style style:name="P68" style:family="paragraph" style:parent-style-name="Standard">
      <style:paragraph-properties fo:text-align="justify" style:justify-single-word="false"/>
      <style:text-properties style:font-name="Times New Roman" officeooo:paragraph-rsid="005c40c9"/>
    </style:style>
    <style:style style:name="P69" style:family="paragraph" style:parent-style-name="Standard" style:list-style-name="L2">
      <style:paragraph-properties fo:text-align="justify" style:justify-single-word="false"/>
      <style:text-properties style:font-name="Times New Roman" officeooo:paragraph-rsid="0029f2dc"/>
    </style:style>
    <style:style style:name="P70" style:family="paragraph" style:parent-style-name="Standard" style:list-style-name="L2">
      <style:paragraph-properties fo:text-align="justify" style:justify-single-word="false"/>
      <style:text-properties style:font-name="Times New Roman" officeooo:rsid="00223344" officeooo:paragraph-rsid="0029f2dc"/>
    </style:style>
    <style:style style:name="P71" style:family="paragraph" style:parent-style-name="Standard">
      <style:paragraph-properties fo:text-align="justify" style:justify-single-word="false"/>
      <style:text-properties style:font-name="Times New Roman" officeooo:rsid="001e6c7c" officeooo:paragraph-rsid="0029f2dc"/>
    </style:style>
    <style:style style:name="P72" style:family="paragraph" style:parent-style-name="Standard">
      <style:paragraph-properties fo:text-align="justify" style:justify-single-word="false"/>
      <style:text-properties style:font-name="Times New Roman" officeooo:rsid="001e6c7c" officeooo:paragraph-rsid="001e6c7c"/>
    </style:style>
    <style:style style:name="P73" style:family="paragraph" style:parent-style-name="Standard">
      <style:paragraph-properties fo:text-align="justify" style:justify-single-word="false"/>
      <style:text-properties style:font-name="Times New Roman" officeooo:rsid="00510984" officeooo:paragraph-rsid="00510984"/>
    </style:style>
    <style:style style:name="P74" style:family="paragraph" style:parent-style-name="Standard" style:list-style-name="L3">
      <style:paragraph-properties fo:margin-top="0in" fo:margin-bottom="0.1in" loext:contextual-spacing="false" fo:text-align="justify" style:justify-single-word="false"/>
      <style:text-properties fo:font-variant="normal" fo:text-transform="none" fo:color="#000000" style:font-name="Times New Roman" fo:font-size="12pt" fo:letter-spacing="normal" fo:font-style="normal" fo:font-weight="normal" officeooo:rsid="00350c4e" officeooo:paragraph-rsid="00350c4e" style:font-size-asian="12pt" style:font-size-complex="12pt"/>
    </style:style>
    <style:style style:name="P75" style:family="paragraph" style:parent-style-name="Standard" style:list-style-name="L5">
      <style:paragraph-properties fo:margin-top="0in" fo:margin-bottom="0.1in" loext:contextual-spacing="false" fo:text-align="justify" style:justify-single-word="false"/>
      <style:text-properties officeooo:paragraph-rsid="00507f22"/>
    </style:style>
    <style:style style:name="P76" style:family="paragraph" style:parent-style-name="Standard">
      <style:paragraph-properties fo:margin-top="0in" fo:margin-bottom="0.1in" loext:contextual-spacing="false" fo:text-align="justify" style:justify-single-word="false"/>
      <style:text-properties officeooo:paragraph-rsid="003696a1"/>
    </style:style>
    <style:style style:name="P77" style:family="paragraph" style:parent-style-name="Standard">
      <style:paragraph-properties fo:margin-top="0in" fo:margin-bottom="0.1in" loext:contextual-spacing="false" fo:text-align="justify" style:justify-single-word="false"/>
      <style:text-properties fo:language="en" fo:country="US" officeooo:rsid="00424d57" officeooo:paragraph-rsid="00424d57"/>
    </style:style>
    <style:style style:name="P78" style:family="paragraph" style:parent-style-name="Standard">
      <style:paragraph-properties fo:margin-top="0in" fo:margin-bottom="0.1in" loext:contextual-spacing="false" fo:text-align="justify" style:justify-single-word="false"/>
      <style:text-properties style:font-name="Times New Roman" fo:font-size="12pt" officeooo:rsid="0014fd27" officeooo:paragraph-rsid="005e7302" style:font-size-asian="12pt" style:font-size-complex="12pt"/>
    </style:style>
    <style:style style:name="P79" style:family="paragraph" style:parent-style-name="Standard">
      <style:paragraph-properties fo:margin-top="0in" fo:margin-bottom="0.1in" loext:contextual-spacing="false" fo:text-align="justify" style:justify-single-word="false"/>
      <style:text-properties style:font-name="Times New Roman" fo:font-size="12pt" officeooo:rsid="005d6535" officeooo:paragraph-rsid="005d6535" style:font-size-asian="12pt" style:font-size-complex="12pt"/>
    </style:style>
    <style:style style:name="P80" style:family="paragraph" style:parent-style-name="Standard">
      <style:paragraph-properties fo:margin-top="0in" fo:margin-bottom="0.1in" loext:contextual-spacing="false" fo:text-align="justify" style:justify-single-word="false"/>
      <style:text-properties style:font-name="Times New Roman" fo:font-size="12pt" officeooo:rsid="00159756" officeooo:paragraph-rsid="0029f2dc" style:font-size-asian="12pt" style:font-size-complex="12pt"/>
    </style:style>
    <style:style style:name="P81" style:family="paragraph" style:parent-style-name="Standard" style:list-style-name="L7">
      <style:paragraph-properties fo:margin-top="0in" fo:margin-bottom="0.1in" loext:contextual-spacing="false" fo:text-align="justify" style:justify-single-word="false"/>
      <style:text-properties style:font-name="Times New Roman" fo:font-size="12pt" officeooo:rsid="006037ea" officeooo:paragraph-rsid="006037ea" style:font-size-asian="12pt" style:font-size-complex="12pt"/>
    </style:style>
    <style:style style:name="P82" style:family="paragraph" style:parent-style-name="Standard">
      <style:paragraph-properties fo:margin-top="0in" fo:margin-bottom="0.1in" loext:contextual-spacing="false" fo:text-align="justify" style:justify-single-word="false"/>
      <style:text-properties style:font-name="Times New Roman" fo:font-size="12pt" officeooo:rsid="00207624" officeooo:paragraph-rsid="005e7302" fo:background-color="transparent" style:font-size-asian="12pt" style:font-size-complex="12pt"/>
    </style:style>
    <style:style style:name="P83" style:family="paragraph" style:parent-style-name="Standard" style:list-style-name="L7">
      <style:paragraph-properties fo:margin-top="0in" fo:margin-bottom="0in" loext:contextual-spacing="false" fo:text-align="justify" style:justify-single-word="false"/>
      <style:text-properties style:font-name="Times New Roman" fo:font-size="12pt" officeooo:rsid="005d6535" officeooo:paragraph-rsid="005d6535" style:font-size-asian="12pt" style:font-size-complex="12pt"/>
    </style:style>
    <style:style style:name="P84" style:family="paragraph" style:parent-style-name="Standard" style:list-style-name="L7">
      <style:paragraph-properties fo:margin-top="0in" fo:margin-bottom="0in" loext:contextual-spacing="false" fo:text-align="justify" style:justify-single-word="false"/>
      <style:text-properties style:font-name="Times New Roman" fo:font-size="12pt" officeooo:rsid="005e7302" officeooo:paragraph-rsid="005e7302" style:font-size-asian="12pt" style:font-size-complex="12pt"/>
    </style:style>
    <style:style style:name="P85" style:family="paragraph" style:parent-style-name="Standard" style:list-style-name="L7">
      <style:paragraph-properties fo:margin-top="0in" fo:margin-bottom="0in" loext:contextual-spacing="false" fo:text-align="justify" style:justify-single-word="false"/>
      <style:text-properties style:font-name="Times New Roman" fo:font-size="12pt" officeooo:rsid="006037ea" officeooo:paragraph-rsid="006037ea" style:font-size-asian="12pt" style:font-size-complex="12pt"/>
    </style:style>
    <style:style style:name="P86" style:family="paragraph">
      <style:paragraph-properties fo:text-align="center"/>
    </style:style>
    <style:style style:name="P87" style:family="paragraph">
      <style:paragraph-properties fo:text-align="center"/>
      <style:text-properties fo:font-size="12pt"/>
    </style:style>
    <style:style style:name="T1" style:family="text">
      <style:text-properties fo:font-weight="normal" style:font-weight-asian="normal" style:font-weight-complex="normal"/>
    </style:style>
    <style:style style:name="T2" style:family="text">
      <style:text-properties fo:font-weight="normal" officeooo:rsid="005e7302" style:font-weight-asian="normal" style:font-weight-complex="normal"/>
    </style:style>
    <style:style style:name="T3" style:family="text">
      <style:text-properties fo:font-variant="normal" fo:text-transform="none" fo:color="#343434" style:font-name="Arial" fo:font-size="12pt" fo:letter-spacing="normal" fo:font-style="normal" fo:font-weight="normal" officeooo:rsid="0018ce2f"/>
    </style:style>
    <style:style style:name="T4" style:family="text">
      <style:text-properties fo:font-variant="normal" fo:text-transform="none" fo:color="#343434" fo:font-size="12pt" fo:letter-spacing="normal" fo:font-style="normal" fo:font-weight="normal"/>
    </style:style>
    <style:style style:name="T5" style:family="text">
      <style:text-properties fo:font-variant="normal" fo:text-transform="none" fo:color="#343434" fo:font-size="12pt" fo:letter-spacing="normal" fo:font-style="normal" fo:font-weight="normal" officeooo:rsid="0019f255"/>
    </style:style>
    <style:style style:name="T6" style:family="text">
      <style:text-properties fo:font-variant="normal" fo:text-transform="none" fo:color="#343434" fo:font-size="12pt" fo:letter-spacing="normal" fo:font-style="normal" fo:font-weight="normal" officeooo:rsid="001d3041"/>
    </style:style>
    <style:style style:name="T7" style:family="text">
      <style:text-properties fo:font-variant="normal" fo:text-transform="none" fo:color="#343434" fo:font-size="12pt" fo:letter-spacing="normal" fo:font-style="normal" fo:font-weight="normal" officeooo:rsid="001daab9"/>
    </style:style>
    <style:style style:name="T8" style:family="text">
      <style:text-properties fo:font-variant="normal" fo:text-transform="none" fo:color="#343434" style:font-name="Times New Roman" fo:font-size="12pt" fo:letter-spacing="normal" fo:font-style="normal" fo:font-weight="normal"/>
    </style:style>
    <style:style style:name="T9" style:family="text">
      <style:text-properties fo:font-variant="normal" fo:text-transform="none" fo:color="#343434" style:font-name="Times New Roman" fo:font-size="12pt" fo:letter-spacing="normal" fo:font-style="normal" fo:font-weight="normal" officeooo:rsid="001b02ab"/>
    </style:style>
    <style:style style:name="T10" style:family="text">
      <style:text-properties fo:font-variant="normal" fo:text-transform="none" fo:color="#343434" style:font-name="Times New Roman" fo:font-size="12pt" fo:letter-spacing="normal" fo:font-style="normal" fo:font-weight="normal" officeooo:rsid="001cba4d"/>
    </style:style>
    <style:style style:name="T11" style:family="text">
      <style:text-properties fo:font-variant="normal" fo:text-transform="none" fo:color="#343434" style:font-name="Times New Roman" fo:font-size="12pt" fo:letter-spacing="normal" fo:font-style="normal" fo:font-weight="normal" officeooo:rsid="0018ce2f"/>
    </style:style>
    <style:style style:name="T12" style:family="text">
      <style:text-properties fo:font-variant="normal" fo:text-transform="none" fo:color="#343434" style:font-name="Times New Roman" fo:font-size="12pt" fo:letter-spacing="normal" fo:font-style="normal" fo:font-weight="normal" officeooo:rsid="0020570d"/>
    </style:style>
    <style:style style:name="T13" style:family="text">
      <style:text-properties fo:font-variant="normal" fo:text-transform="none" fo:color="#343434" style:font-name="Times New Roman" fo:font-size="12pt" fo:letter-spacing="normal" fo:font-style="normal" fo:font-weight="normal" officeooo:rsid="001e9365"/>
    </style:style>
    <style:style style:name="T14" style:family="text">
      <style:text-properties fo:font-variant="normal" fo:text-transform="none" fo:color="#343434" style:font-name="Times New Roman" fo:letter-spacing="normal" officeooo:rsid="0019f255"/>
    </style:style>
    <style:style style:name="T15" style:family="text">
      <style:text-properties fo:font-variant="normal" fo:text-transform="none" fo:color="#343434" fo:letter-spacing="normal" fo:font-style="normal"/>
    </style:style>
    <style:style style:name="T16" style:family="text">
      <style:text-properties fo:font-variant="normal" fo:text-transform="none" fo:color="#343434" fo:letter-spacing="normal" fo:font-style="normal" officeooo:rsid="0018ce2f"/>
    </style:style>
    <style:style style:name="T17" style:family="text">
      <style:text-properties fo:font-variant="normal" fo:text-transform="none" fo:color="#04b8e6" style:text-line-through-style="none" style:text-line-through-type="none" style:font-name="Times New Roman" fo:font-size="12pt" fo:letter-spacing="normal" fo:font-style="normal" style:text-underline-style="none" fo:font-weight="normal" officeooo:rsid="0018ce2f"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8ce2f" style:text-blinking="false" fo:background-color="transparent" loext:char-shading-value="0"/>
    </style:style>
    <style:style style:name="T19" style:family="text">
      <style:text-properties fo:font-variant="normal" fo:text-transform="none" fo:color="#000000" fo:font-size="12pt" fo:letter-spacing="normal" fo:font-style="normal" fo:font-weight="normal"/>
    </style:style>
    <style:style style:name="T20" style:family="text">
      <style:text-properties fo:font-variant="normal" fo:text-transform="none" fo:color="#000000" fo:font-size="12pt" fo:letter-spacing="normal" fo:font-style="normal" fo:font-weight="normal" officeooo:rsid="0022b87a"/>
    </style:style>
    <style:style style:name="T21" style:family="text">
      <style:text-properties fo:font-variant="normal" fo:text-transform="none" fo:color="#000000" style:font-name="Times New Roman" fo:font-size="12pt" fo:letter-spacing="normal" fo:font-style="normal" fo:font-weight="normal"/>
    </style:style>
    <style:style style:name="T22" style:family="text">
      <style:text-properties fo:font-variant="normal" fo:text-transform="none" fo:color="#000000" style:font-name="Times New Roman" fo:font-size="12pt" fo:letter-spacing="normal" fo:font-style="normal" fo:font-weight="normal" style:font-size-asian="12pt" style:font-size-complex="12pt"/>
    </style:style>
    <style:style style:name="T23" style:family="text">
      <style:text-properties fo:font-variant="normal" fo:text-transform="none" fo:color="#000000" style:font-name="Times New Roman" fo:font-size="12pt" fo:letter-spacing="normal" fo:font-style="normal" fo:font-weight="normal" officeooo:rsid="002b30b7" style:font-size-asian="12pt" style:font-size-complex="12pt"/>
    </style:style>
    <style:style style:name="T24" style:family="text">
      <style:text-properties fo:font-variant="normal" fo:text-transform="none" fo:color="#000000" style:font-name="Times New Roman" fo:font-size="12pt" fo:letter-spacing="normal" fo:font-style="normal" fo:font-weight="normal" officeooo:rsid="0032492b" style:font-size-asian="12pt" style:font-size-complex="12pt"/>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fo:letter-spacing="normal" fo:font-style="normal" fo:font-weight="normal" officeooo:rsid="002b30b7"/>
    </style:style>
    <style:style style:name="T27" style:family="text">
      <style:text-properties fo:font-variant="normal" fo:text-transform="none" fo:color="#333333" style:font-name="Times New Roman" fo:font-size="12pt" fo:letter-spacing="normal" fo:font-style="normal" fo:font-weight="normal"/>
    </style:style>
    <style:style style:name="T28" style:family="text">
      <style:text-properties fo:font-variant="normal" fo:text-transform="none" fo:color="#333333" style:font-name="Times New Roman" fo:font-size="12pt" fo:letter-spacing="normal" fo:font-style="normal" fo:font-weight="normal" officeooo:rsid="001e9365"/>
    </style:style>
    <style:style style:name="T29" style:family="text">
      <style:text-properties fo:font-variant="normal" fo:text-transform="none" fo:letter-spacing="normal" fo:language="en" fo:country="none" fo:font-style="normal" fo:font-weight="normal"/>
    </style:style>
    <style:style style:name="T30" style:family="text">
      <style:text-properties fo:font-variant="normal" fo:text-transform="none" fo:letter-spacing="normal" fo:language="en" fo:country="US" fo:font-style="normal" fo:font-weight="normal" officeooo:rsid="0022b87a"/>
    </style:style>
    <style:style style:name="T31" style:family="text">
      <style:text-properties style:font-name="Times New Roman"/>
    </style:style>
    <style:style style:name="T32" style:family="text">
      <style:text-properties style:font-name="Times New Roman" officeooo:rsid="0019f255"/>
    </style:style>
    <style:style style:name="T33" style:family="text">
      <style:text-properties style:font-name="Times New Roman" officeooo:rsid="001b02ab"/>
    </style:style>
    <style:style style:name="T34" style:family="text">
      <style:text-properties style:font-name="Times New Roman" officeooo:rsid="0026a9bb"/>
    </style:style>
    <style:style style:name="T35" style:family="text">
      <style:text-properties style:font-name="Times New Roman" officeooo:rsid="00280347"/>
    </style:style>
    <style:style style:name="T36" style:family="text">
      <style:text-properties style:font-name="Times New Roman" officeooo:rsid="002b30b7"/>
    </style:style>
    <style:style style:name="T37" style:family="text">
      <style:text-properties style:font-name="Times New Roman" fo:font-size="12pt" style:font-size-asian="12pt" style:font-size-complex="12pt"/>
    </style:style>
    <style:style style:name="T38" style:family="text">
      <style:text-properties fo:color="#000000"/>
    </style:style>
    <style:style style:name="T39" style:family="text">
      <style:text-properties fo:color="#000000" style:font-name="Times New Roman"/>
    </style:style>
    <style:style style:name="T40" style:family="text">
      <style:text-properties fo:color="#000000" style:font-name="Times New Roman" fo:font-size="12pt" officeooo:rsid="00316808" style:font-size-asian="12pt" style:font-size-complex="12pt"/>
    </style:style>
    <style:style style:name="T41" style:family="text">
      <style:text-properties fo:color="#000000" style:font-name="Times New Roman" fo:font-size="12pt" officeooo:rsid="003205e4" style:font-size-asian="12pt" style:font-size-complex="12pt"/>
    </style:style>
    <style:style style:name="T42" style:family="text">
      <style:text-properties fo:color="#000000" style:font-name="Times New Roman" fo:font-size="12pt" officeooo:rsid="0032492b" style:font-size-asian="12pt" style:font-size-complex="12pt"/>
    </style:style>
    <style:style style:name="T43" style:family="text">
      <style:text-properties fo:color="#000000" style:font-name="Times New Roman" officeooo:rsid="0032492b"/>
    </style:style>
    <style:style style:name="T44" style:family="text">
      <style:text-properties fo:color="#000000" style:font-name="Times New Roman" officeooo:rsid="003205e4"/>
    </style:style>
    <style:style style:name="T45" style:family="text">
      <style:text-properties fo:color="#000000" style:font-name="Times New Roman" officeooo:rsid="0037a3d6"/>
    </style:style>
    <style:style style:name="T46" style:family="text">
      <style:text-properties fo:color="#000000" style:font-name="Times New Roman" style:rfc-language-tag="sr-Latn-RS" fo:language="sr" fo:script="Latn" fo:country="RS" officeooo:rsid="003a840a"/>
    </style:style>
    <style:style style:name="T47" style:family="text">
      <style:text-properties fo:color="#000000" style:font-name="Times New Roman" style:rfc-language-tag="sr-Latn-RS" fo:language="sr" fo:script="Latn" fo:country="RS" officeooo:rsid="00401c7d"/>
    </style:style>
    <style:style style:name="T48" style:family="text">
      <style:text-properties fo:color="#000000" style:font-name="Times New Roman" style:rfc-language-tag="sr-Latn-RS" fo:language="sr" fo:script="Latn" fo:country="RS" officeooo:rsid="00411ef7"/>
    </style:style>
    <style:style style:name="T49" style:family="text">
      <style:text-properties fo:color="#000000" style:font-name="Times New Roman" style:rfc-language-tag="sr-Latn-RS" fo:language="sr" fo:script="Latn" fo:country="RS" officeooo:rsid="0044d9fd"/>
    </style:style>
    <style:style style:name="T50" style:family="text">
      <style:text-properties fo:color="#000000" style:font-name="Times New Roman" style:rfc-language-tag="sr-Latn-RS" fo:language="sr" fo:script="Latn" fo:country="RS" officeooo:rsid="0044faaf"/>
    </style:style>
    <style:style style:name="T51" style:family="text">
      <style:text-properties fo:color="#000000" style:font-name="Times New Roman" officeooo:rsid="004297bb"/>
    </style:style>
    <style:style style:name="T52" style:family="text">
      <style:text-properties fo:color="#000000" style:font-name="Times New Roman" officeooo:rsid="0044d9fd"/>
    </style:style>
    <style:style style:name="T53" style:family="text">
      <style:text-properties fo:color="#000000" style:font-name="Times New Roman" fo:language="en" fo:country="US" officeooo:rsid="00411ef7"/>
    </style:style>
    <style:style style:name="T54" style:family="text">
      <style:text-properties fo:color="#000000" style:font-name="Times New Roman" fo:language="en" fo:country="US" officeooo:rsid="0044faaf"/>
    </style:style>
    <style:style style:name="T55" style:family="text">
      <style:text-properties fo:color="#000000" style:font-name="Times New Roman" fo:language="en" fo:country="US" officeooo:rsid="0044d9fd"/>
    </style:style>
    <style:style style:name="T56" style:family="text">
      <style:text-properties fo:color="#000000" style:font-name="Times New Roman" fo:language="en" fo:country="US" officeooo:rsid="0046d604"/>
    </style:style>
    <style:style style:name="T57" style:family="text">
      <style:text-properties fo:color="#000000" style:font-name="Times New Roman" fo:language="en" fo:country="US" officeooo:rsid="00424d57"/>
    </style:style>
    <style:style style:name="T58" style:family="text">
      <style:text-properties fo:color="#000000" style:font-name="Times New Roman" fo:language="en" fo:country="US" officeooo:rsid="004b94f4"/>
    </style:style>
    <style:style style:name="T59" style:family="text">
      <style:text-properties fo:color="#000000" style:font-name="Times New Roman" fo:language="en" fo:country="US" officeooo:rsid="004d181d"/>
    </style:style>
    <style:style style:name="T60" style:family="text">
      <style:text-properties fo:color="#000000" style:font-name="Times New Roman" fo:language="en" fo:country="US" officeooo:rsid="004d5d4d"/>
    </style:style>
    <style:style style:name="T61" style:family="text">
      <style:text-properties fo:color="#000000" style:font-name="Times New Roman" fo:language="en" fo:country="US" officeooo:rsid="004f2e48"/>
    </style:style>
    <style:style style:name="T62" style:family="text">
      <style:text-properties fo:color="#000000" style:font-name="Times New Roman" fo:language="en" fo:country="US" officeooo:rsid="00570864"/>
    </style:style>
    <style:style style:name="T63" style:family="text">
      <style:text-properties fo:color="#000000" style:font-name="Times New Roman" fo:language="en" fo:country="US" officeooo:rsid="005734ce"/>
    </style:style>
    <style:style style:name="T64" style:family="text">
      <style:text-properties fo:color="#000000" style:font-name="Times New Roman" officeooo:rsid="0044faaf"/>
    </style:style>
    <style:style style:name="T65" style:family="text">
      <style:text-properties fo:color="#000000" style:font-name="Times New Roman" officeooo:rsid="0047c87f"/>
    </style:style>
    <style:style style:name="T66" style:family="text">
      <style:text-properties fo:color="#000000" style:font-name="Times New Roman" officeooo:rsid="0049b5b6"/>
    </style:style>
    <style:style style:name="T67" style:family="text">
      <style:text-properties fo:color="#000000" style:font-name="Times New Roman" officeooo:rsid="004f2e48"/>
    </style:style>
    <style:style style:name="T68" style:family="text">
      <style:text-properties fo:color="#000000" style:font-name="Times New Roman" officeooo:rsid="00503eb1"/>
    </style:style>
    <style:style style:name="T69" style:family="text">
      <style:text-properties fo:color="#000000" style:font-name="Times New Roman" officeooo:rsid="003696a1"/>
    </style:style>
    <style:style style:name="T70" style:family="text">
      <style:text-properties fo:color="#000000" style:font-name="Times New Roman" officeooo:rsid="00566749"/>
    </style:style>
    <style:style style:name="T71" style:family="text">
      <style:text-properties fo:color="#000000" style:font-name="Times New Roman" officeooo:rsid="00570864"/>
    </style:style>
    <style:style style:name="T72" style:family="text">
      <style:text-properties fo:color="#000000" style:font-name="Times New Roman" officeooo:rsid="005734ce"/>
    </style:style>
    <style:style style:name="T73" style:family="text">
      <style:text-properties officeooo:rsid="0019f255"/>
    </style:style>
    <style:style style:name="T74" style:family="text">
      <style:text-properties officeooo:rsid="001e6c7c"/>
    </style:style>
    <style:style style:name="T75" style:family="text">
      <style:text-properties fo:color="#292526" fo:language="en" fo:country="none" fo:font-weight="normal" officeooo:rsid="001e9365" style:font-weight-asian="normal" style:font-weight-complex="normal"/>
    </style:style>
    <style:style style:name="T76" style:family="text">
      <style:text-properties fo:color="#292526" style:rfc-language-tag="sr-Latn-RS" fo:language="sr" fo:script="Latn" fo:country="RS" fo:font-weight="normal" officeooo:rsid="003f314a" style:font-weight-asian="normal" style:font-weight-complex="normal"/>
    </style:style>
    <style:style style:name="T77" style:family="text">
      <style:text-properties fo:language="en" fo:country="none"/>
    </style:style>
    <style:style style:name="T78" style:family="text">
      <style:text-properties officeooo:rsid="0022624a"/>
    </style:style>
    <style:style style:name="T79" style:family="text">
      <style:text-properties officeooo:rsid="00280347"/>
    </style:style>
    <style:style style:name="T80" style:family="text">
      <style:text-properties style:rfc-language-tag="sr-Latn-RS" fo:language="sr" fo:script="Latn" fo:country="RS" fo:font-weight="normal" style:font-weight-asian="normal" style:font-weight-complex="normal"/>
    </style:style>
    <style:style style:name="T81" style:family="text">
      <style:text-properties style:rfc-language-tag="sr-Latn-RS" fo:language="sr" fo:script="Latn" fo:country="RS" fo:font-weight="normal" officeooo:rsid="002231d0" style:font-weight-asian="normal" style:font-weight-complex="normal"/>
    </style:style>
    <style:style style:name="T82" style:family="text">
      <style:text-properties style:rfc-language-tag="sr-Latn-RS" fo:language="sr" fo:script="Latn" fo:country="RS" fo:font-weight="normal" officeooo:rsid="001daf25" style:font-weight-asian="normal" style:font-weight-complex="normal"/>
    </style:style>
    <style:style style:name="T83" style:family="text">
      <style:text-properties style:rfc-language-tag="sr-Latn-RS" fo:language="sr" fo:script="Latn" fo:country="RS" fo:font-weight="normal" officeooo:rsid="001ea85d" style:font-weight-asian="normal" style:font-weight-complex="normal"/>
    </style:style>
    <style:style style:name="T84" style:family="text">
      <style:text-properties style:rfc-language-tag="sr-Latn-RS" fo:language="sr" fo:script="Latn" fo:country="RS" fo:font-weight="normal" officeooo:rsid="003e76aa" style:font-weight-asian="normal" style:font-weight-complex="normal"/>
    </style:style>
    <style:style style:name="T85" style:family="text">
      <style:text-properties style:rfc-language-tag="sr-Latn-RS" fo:language="sr" fo:script="Latn" fo:country="RS" officeooo:rsid="0057bb42"/>
    </style:style>
    <style:style style:name="T86" style:family="text">
      <style:text-properties style:text-underline-style="solid" style:text-underline-width="auto" style:text-underline-color="font-color"/>
    </style:style>
    <style:style style:name="T87" style:family="text">
      <style:text-properties officeooo:rsid="0044d9fd"/>
    </style:style>
    <style:style style:name="T88" style:family="text">
      <style:text-properties officeooo:rsid="0044faaf"/>
    </style:style>
    <style:style style:name="T89" style:family="text">
      <style:text-properties fo:font-size="12pt" style:rfc-language-tag="sr-Latn-RS" fo:language="sr" fo:script="Latn" fo:country="RS" fo:font-weight="normal" officeooo:rsid="00159756" style:font-size-asian="12pt" style:font-weight-asian="normal" style:font-size-complex="12pt" style:font-weight-complex="normal"/>
    </style:style>
    <style:style style:name="T90" style:family="text">
      <style:text-properties fo:font-size="12pt" style:rfc-language-tag="sr-Latn-RS" fo:language="sr" fo:script="Latn" fo:country="RS" fo:font-weight="normal" officeooo:rsid="0016d601" style:font-size-asian="12pt" style:font-weight-asian="normal" style:font-size-complex="12pt" style:font-weight-complex="normal"/>
    </style:style>
    <style:style style:name="T91" style:family="text">
      <style:text-properties fo:font-size="12pt" style:rfc-language-tag="sr-Latn-RS" fo:language="sr" fo:script="Latn" fo:country="RS" style:font-size-asian="12pt" style:font-size-complex="12pt"/>
    </style:style>
    <style:style style:name="T92" style:family="text">
      <style:text-properties fo:font-size="12pt" style:rfc-language-tag="sr-Latn-RS" fo:language="sr" fo:script="Latn" fo:country="RS" officeooo:rsid="00159756" style:font-size-asian="12pt" style:font-size-complex="12pt"/>
    </style:style>
    <style:style style:name="T93" style:family="text">
      <style:text-properties fo:font-size="12pt" style:rfc-language-tag="sr-Latn-RS" fo:language="sr" fo:script="Latn" fo:country="RS" officeooo:rsid="001aa5e6" style:font-size-asian="12pt" style:font-size-complex="12pt"/>
    </style:style>
    <style:style style:name="T94" style:family="text">
      <style:text-properties fo:font-size="12pt" style:rfc-language-tag="sr-Latn-RS" fo:language="sr" fo:script="Latn" fo:country="RS" officeooo:rsid="00223344" style:font-size-asian="12pt" style:font-size-complex="12pt"/>
    </style:style>
    <style:style style:name="T95" style:family="text">
      <style:text-properties fo:font-size="12pt" style:rfc-language-tag="sr-Latn-RS" fo:language="sr" fo:script="Latn" fo:country="RS" officeooo:rsid="00246db2" style:font-size-asian="12pt" style:font-size-complex="12pt"/>
    </style:style>
    <style:style style:name="T96" style:family="text">
      <style:text-properties fo:font-size="12pt" style:rfc-language-tag="sr-Latn-RS" fo:language="sr" fo:script="Latn" fo:country="RS" officeooo:rsid="0023b150" style:font-size-asian="12pt" style:font-size-complex="12pt"/>
    </style:style>
    <style:style style:name="T97" style:family="text">
      <style:text-properties fo:font-size="12pt" style:rfc-language-tag="sr-Latn-RS" fo:language="sr" fo:script="Latn" fo:country="RS" officeooo:rsid="0023e3c0" style:font-size-asian="12pt" style:font-size-complex="12pt"/>
    </style:style>
    <style:style style:name="T98" style:family="text">
      <style:text-properties fo:font-size="12pt" style:rfc-language-tag="sr-Latn-RS" fo:language="sr" fo:script="Latn" fo:country="RS" officeooo:rsid="001aa742" style:font-size-asian="12pt" style:font-size-complex="12pt"/>
    </style:style>
    <style:style style:name="T99" style:family="text">
      <style:text-properties fo:font-size="12pt" style:rfc-language-tag="sr-Latn-RS" fo:language="sr" fo:script="Latn" fo:country="RS" officeooo:rsid="0026dd0d" style:font-size-asian="12pt" style:font-size-complex="12pt"/>
    </style:style>
    <style:style style:name="T100" style:family="text">
      <style:text-properties fo:font-size="12pt" style:rfc-language-tag="sr-Latn-RS" fo:language="sr" fo:script="Latn" fo:country="RS" officeooo:rsid="001b72f3" style:font-size-asian="12pt" style:font-size-complex="12pt"/>
    </style:style>
    <style:style style:name="T101" style:family="text">
      <style:text-properties fo:font-size="12pt" style:rfc-language-tag="sr-Latn-RS" fo:language="sr" fo:script="Latn" fo:country="RS" officeooo:rsid="001c4b62" style:font-size-asian="12pt" style:font-size-complex="12pt"/>
    </style:style>
    <style:style style:name="T102" style:family="text">
      <style:text-properties fo:font-size="12pt" style:rfc-language-tag="sr-Latn-RS" fo:language="sr" fo:script="Latn" fo:country="RS" officeooo:rsid="0060e34d" style:font-size-asian="12pt" style:font-size-complex="12pt"/>
    </style:style>
    <style:style style:name="T103" style:family="text">
      <style:text-properties fo:font-size="12pt" style:rfc-language-tag="sr-Latn-RS" fo:language="sr" fo:script="Latn" fo:country="RS" officeooo:rsid="0060ef6b" style:font-size-asian="12pt" style:font-size-complex="12pt"/>
    </style:style>
    <style:style style:name="T104" style:family="text">
      <style:text-properties fo:font-size="12pt" style:rfc-language-tag="sr-Latn-RS" fo:language="sr" fo:script="Latn" fo:country="RS" officeooo:rsid="006292fc" style:font-size-asian="12pt" style:font-size-complex="12pt"/>
    </style:style>
    <style:style style:name="T105" style:family="text">
      <style:text-properties fo:font-size="12pt" style:rfc-language-tag="sr-Latn-RS" fo:language="sr" fo:script="Latn" fo:country="RS" officeooo:rsid="00159756" fo:background-color="transparent" loext:char-shading-value="0" style:font-size-asian="12pt" style:font-size-complex="12pt"/>
    </style:style>
    <style:style style:name="T106" style:family="text">
      <style:text-properties fo:font-size="12pt" style:rfc-language-tag="sr-Latn-RS" fo:language="sr" fo:script="Latn" fo:country="RS" style:text-underline-style="solid" style:text-underline-width="auto" style:text-underline-color="font-color" style:font-size-asian="12pt" style:font-size-complex="12pt"/>
    </style:style>
    <style:style style:name="T107" style:family="text">
      <style:text-properties fo:font-size="12pt" style:rfc-language-tag="sr-Latn-RS" fo:language="sr" fo:script="Latn" fo:country="RS" style:text-underline-style="solid" style:text-underline-width="auto" style:text-underline-color="font-color" officeooo:rsid="00223344" style:font-size-asian="12pt" style:font-size-complex="12pt"/>
    </style:style>
    <style:style style:name="T108" style:family="text">
      <style:text-properties fo:font-size="12pt" style:rfc-language-tag="sr-Latn-RS" fo:language="sr" fo:script="Latn" fo:country="RS" style:text-underline-style="solid" style:text-underline-width="auto" style:text-underline-color="font-color" officeooo:rsid="00159756" style:font-size-asian="12pt" style:font-size-complex="12pt"/>
    </style:style>
    <style:style style:name="T109" style:family="text">
      <style:text-properties fo:font-size="12pt" style:rfc-language-tag="sr-Latn-RS" fo:language="sr" fo:script="Latn" fo:country="RS" style:text-underline-style="solid" style:text-underline-width="auto" style:text-underline-color="font-color" officeooo:rsid="00246db2" style:font-size-asian="12pt" style:font-size-complex="12pt"/>
    </style:style>
    <style:style style:name="T110" style:family="text">
      <style:text-properties fo:font-size="12pt" style:rfc-language-tag="sr-Latn-RS" fo:language="sr" fo:script="Latn" fo:country="RS" style:text-underline-style="solid" style:text-underline-width="auto" style:text-underline-color="font-color" officeooo:rsid="001aa742" style:font-size-asian="12pt" style:font-size-complex="12pt"/>
    </style:style>
    <style:style style:name="T111" style:family="text">
      <style:text-properties fo:font-size="12pt" style:rfc-language-tag="sr-Latn-RS" fo:language="sr" fo:script="Latn" fo:country="RS" style:text-underline-style="solid" style:text-underline-width="auto" style:text-underline-color="font-color" officeooo:rsid="0026dd0d" style:font-size-asian="12pt" style:font-size-complex="12pt"/>
    </style:style>
    <style:style style:name="T112" style:family="text">
      <style:text-properties fo:font-size="12pt" style:rfc-language-tag="sr-Latn-RS" fo:language="sr" fo:script="Latn" fo:country="RS" style:text-underline-style="solid" style:text-underline-width="auto" style:text-underline-color="font-color" officeooo:rsid="001b72f3" style:font-size-asian="12pt" style:font-size-complex="12pt"/>
    </style:style>
    <style:style style:name="T113" style:family="text">
      <style:text-properties fo:font-size="12pt" style:rfc-language-tag="sr-Latn-RS" fo:language="sr" fo:script="Latn" fo:country="RS" style:text-underline-style="solid" style:text-underline-width="auto" style:text-underline-color="font-color" officeooo:rsid="001c4b62" style:font-size-asian="12pt" style:font-size-complex="12pt"/>
    </style:style>
    <style:style style:name="T114" style:family="text">
      <style:text-properties fo:font-size="12pt" style:rfc-language-tag="sr-Latn-RS" fo:language="sr" fo:script="Latn" fo:country="RS" style:text-underline-style="solid" style:text-underline-width="auto" style:text-underline-color="font-color" officeooo:rsid="0060ef6b" style:font-size-asian="12pt" style:font-size-complex="12pt"/>
    </style:style>
    <style:style style:name="T115" style:family="text">
      <style:text-properties fo:font-size="12pt" style:rfc-language-tag="sr-Latn-RS" fo:language="sr" fo:script="Latn" fo:country="RS" style:text-underline-style="solid" style:text-underline-width="auto" style:text-underline-color="font-color" officeooo:rsid="006292fc" style:font-size-asian="12pt" style:font-size-complex="12pt"/>
    </style:style>
    <style:style style:name="T116" style:family="text">
      <style:text-properties fo:font-size="12pt" style:rfc-language-tag="sr-Latn-RS" fo:language="sr" fo:script="Latn" fo:country="RS" style:text-underline-style="none" officeooo:rsid="006292fc" style:font-size-asian="12pt" style:font-size-complex="12pt"/>
    </style:style>
    <style:style style:name="T117" style:family="text">
      <style:text-properties fo:font-size="12pt" style:rfc-language-tag="sr-Latn-RS" fo:language="sr" fo:script="Latn" fo:country="RS" style:text-underline-style="none" officeooo:rsid="001aa742" style:font-size-asian="12pt" style:font-size-complex="12pt"/>
    </style:style>
    <style:style style:name="T118" style:family="text">
      <style:text-properties fo:font-size="12pt" officeooo:rsid="00159756" style:font-size-asian="12pt" style:font-size-complex="12pt"/>
    </style:style>
    <style:style style:name="T119" style:family="text">
      <style:text-properties fo:font-size="12pt" fo:language="en" fo:country="US" officeooo:rsid="0060e34d" style:font-size-asian="12pt" style:font-size-complex="12pt"/>
    </style:style>
    <style:style style:name="T120" style:family="text">
      <style:text-properties officeooo:rsid="0054f64e"/>
    </style:style>
    <style:style style:name="T121" style:family="text">
      <style:text-properties officeooo:rsid="00566749"/>
    </style:style>
    <style:style style:name="T122" style:family="text">
      <style:text-properties officeooo:rsid="00570864"/>
    </style:style>
    <style:style style:name="T123" style:family="text">
      <style:text-properties officeooo:rsid="005734ce"/>
    </style:style>
    <style:style style:name="T124" style:family="text">
      <style:text-properties officeooo:rsid="0057bb42"/>
    </style:style>
    <style:style style:name="T125" style:family="text">
      <style:text-properties fo:language="en" fo:country="US" fo:font-weight="normal" officeooo:rsid="005c40c9" style:font-weight-asian="normal" style:font-weight-complex="normal"/>
    </style:style>
    <style:style style:name="T126" style:family="text">
      <style:text-properties fo:language="en" fo:country="US" fo:font-weight="normal" officeooo:rsid="005e7302" style:font-weight-asian="normal" style:font-weight-complex="normal"/>
    </style:style>
    <style:style style:name="T127" style:family="text">
      <style:text-properties fo:language="en" fo:country="US" officeooo:rsid="00606676"/>
    </style:style>
    <style:style style:name="T128" style:family="text">
      <style:text-properties fo:background-color="transparent" loext:char-shading-value="0"/>
    </style:style>
    <style:style style:name="T129" style:family="text">
      <style:text-properties officeooo:rsid="005e7302"/>
    </style:style>
    <style:style style:name="T130" style:family="text">
      <style:text-properties officeooo:rsid="005e8681"/>
    </style:style>
    <style:style style:name="T131"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escription of QA work at Zesium</text:p>
      <text:p text:style-name="P9"/>
      <text:p text:style-name="P14">1. General Overview of Software Testing terms</text:p>
      <text:p text:style-name="P14"><text:s/></text:p>
      <text:p text:style-name="P13">Software Quality</text:p>
      <text:p text:style-name="P13"/>
      <text:p text:style-name="P36">Quality level of a software product is determined by the extent to which the product meets its specifications and satisfy user needs and expectations. </text:p>
      <text:p text:style-name="P21"><text:span text:style-name="T75">Validation is the process of evaluating the final </text:span><text:span text:style-name="T76">software </text:span><text:span text:style-name="T75">product to check whether the software meets the business needs.</text:span></text:p>
      <text:p text:style-name="P23">Verification is a process of evaluating the intermediary work products of a software development lifecycle to check if we are in the right track of creating the final product.</text:p>
      <text:p text:style-name="P30"><text:span text:style-name="T29">Quality assurance (QA) is any systematic process of determining whether a </text:span><text:span text:style-name="T30">software </text:span><text:span text:style-name="T29">product or service meets specified requirements.</text:span><text:span text:style-name="T77"> </text:span></text:p>
      <text:p text:style-name="P30"><text:span text:style-name="T29">Quality control (QC) is set of procedures intended to ensure that a manufactured </text:span><text:span text:style-name="T30">software </text:span><text:span text:style-name="T29">product <text:s text:c="2"/></text:span><text:span text:style-name="T30"><text:s/>fulfills</text:span><text:span text:style-name="T29"> defined set of quality criteria or meets the requirements of the client or customer.</text:span><text:span text:style-name="T77"> </text:span></text:p>
      <text:p text:style-name="P37">Testing plays an important role in achieving the quality of a software product.</text:p>
      <text:p text:style-name="P11"/>
      <text:p text:style-name="P11">Software Testing</text:p>
      <text:p text:style-name="P5"><text:span text:style-name="T3"><text:line-break/></text:span><text:span text:style-name="T27">Software testing is a process of executing a program or application with the intent of finding th</text:span><text:span text:style-name="T28">e defects in software products.</text:span><text:span text:style-name="T11"> Software testing includes execution of a software component or system component to evaluate one or more properties of interest.</text:span></text:p>
      <text:p text:style-name="P5"><text:span text:style-name="T8">Software testing also helps to identify errors, gaps or missing requirements in contrary to the actual requirements. It can be either done manually or </text:span><text:span text:style-name="T11">by </text:span><text:span text:style-name="T8">using automated tools.</text:span></text:p>
      <text:p text:style-name="P3"><text:span text:style-name="T13">Main goal of Software testing is to check whether the actual results match the expected results and to ensure that the software system is</text:span><text:span text:style-name="T17"> </text:span><text:span text:style-name="T18">Bug f</text:span><text:span text:style-name="T11">ree.</text:span></text:p>
      <text:p text:style-name="P4">Software Bug is an error, flaw or failure in a computer program or system that causes it to produce an incorrect or unexpected result, or to behave in unintended ways. </text:p>
      <text:p text:style-name="P10"/>
      <text:p text:style-name="P22"><text:span text:style-name="T16">S</text:span><text:span text:style-name="T15">even testing principles that are widely practiced in the software industry</text:span></text:p>
      <text:p text:style-name="P9"/>
      <text:p text:style-name="P7"><text:span text:style-name="T4">Test Principles help </text:span><text:span text:style-name="T6">us as company to </text:span><text:span text:style-name="T4">create an effecti</text:span><text:span text:style-name="T7">ve Test Strategy, that suits the needs of our business.</text:span> </text:p>
      <text:p text:style-name="P7"><text:span text:style-name="T73">1. </text:span><text:span text:style-name="T4">Exhaustive testing is not possible – </text:span><text:span text:style-name="T5">i</text:span><text:span text:style-name="T4">nstead, we need the optimal amount of testing based on the risk assessment of the application.</text:span></text:p>
      <text:p text:style-name="P25"><text:span text:style-name="T32">2. </text:span><text:span text:style-name="T8">Defect Clustering – which states that a small number of modules contain most of the defects detected.</text:span><text:span text:style-name="T31"> </text:span></text:p>
      <text:p text:style-name="P25"><text:span text:style-name="T32">3. Pesticide Paradox – i</text:span><text:span text:style-name="T14">f</text:span><text:span text:style-name="T8"> the same set of repetitive tests are conducted, the method will be useless for </text:span><text:soft-page-break/><text:span text:style-name="T8">discovering new defects. To overcome this, the test cases need to be regularly reviewed </text:span><text:span text:style-name="T12">and</text:span><text:span text:style-name="T8"> revised, adding new </text:span><text:span text:style-name="T12">and</text:span><text:span text:style-name="T8"> different test cases to help </text:span><text:span text:style-name="T12">us</text:span><text:span text:style-name="T8"> find more defects.</text:span></text:p>
      <text:p text:style-name="P25"><text:span text:style-name="T32">4. </text:span><text:span text:style-name="T33">Testing shows presence of defects – </text:span><text:span text:style-name="T8">Software Testing reduces the probability of undiscovered defects remaining in the software but even if no defects are found, it is not a proof of correctness.</text:span></text:p>
      <text:p text:style-name="P26"><text:span text:style-name="T33">5. Absence of Error – i</text:span><text:span text:style-name="T8">t is possible that software which is 99% bug-free is still unusable.</text:span><text:span text:style-name="T31"> </text:span><text:span text:style-name="T9">Software testing is not mere finding defects, but also to check that software addresses the business needs and requirements.</text:span></text:p>
      <text:p text:style-name="P26"><text:span text:style-name="T9">6. Early Testing – </text:span><text:span text:style-name="T10">t</text:span><text:span text:style-name="T9">esting should start as early as possible in the Software Development Life Cycle. So that any defects in the requirements or design phase are captured in early stages. It is much cheaper to fix a Defect in early stages of testing.</text:span></text:p>
      <text:p text:style-name="P27"><text:span text:style-name="T9">7. </text:span><text:span text:style-name="T10">Testing is context dependent – it's necessary to </text:span><text:span text:style-name="T8">use a different approach, methodologies, techniques and types of testing depending upon the application type.</text:span></text:p>
      <text:p text:style-name="P12"/>
      <text:p text:style-name="P12">Software Testing Life Cycle</text:p>
      <text:p text:style-name="P19"/>
      <text:p text:style-name="P6"><text:span text:style-name="T74">Software Testing Life Cycle (STLC) is defined as a sequence of activities conducted to perform Software Testing. </text:span>It consists of series of activities carried out methodologically to help certify your software product.</text:p>
      <text:p text:style-name="P18"><draw:rect text:anchor-type="paragraph" draw:z-index="0" draw:style-name="gr1" draw:text-style-name="P86" svg:width="1.2087in" svg:height="0.5315in" svg:x="0.0193in" svg:y="0.1409in"><text:p text:style-name="P86">Requirement </text:p><text:p text:style-name="P86">Analysis</text:p></draw:rect></text:p>
      <text:p text:style-name="P18"/>
      <text:p text:style-name="P18"/>
      <text:p text:style-name="P18"><draw:rect text:anchor-type="paragraph" draw:z-index="1" draw:style-name="gr1" draw:text-style-name="P86" svg:width="1.2087in" svg:height="0.5315in" svg:x="1.0819in" svg:y="0.0972in"><text:p text:style-name="P86">Test Planning</text:p></draw:rect></text:p>
      <text:p text:style-name="P18"/>
      <text:p text:style-name="P18"/>
      <text:p text:style-name="P18"><draw:rect text:anchor-type="paragraph" draw:z-index="2" draw:style-name="gr1" draw:text-style-name="P87" svg:width="1.2094in" svg:height="0.5323in" svg:x="2.1756in" svg:y="0.0535in"><text:p text:style-name="P86"><text:span text:style-name="T131">Test Case </text:span></text:p><text:p text:style-name="P86"><text:span text:style-name="T131">Development</text:span></text:p></draw:rect><draw:rect text:anchor-type="paragraph" draw:z-index="3" draw:style-name="gr2" draw:text-style-name="P86" svg:width="1.2087in" svg:height="0.5315in" svg:x="3.228in" svg:y="0.5854in"><text:p text:style-name="P86">Environment </text:p><text:p text:style-name="P86">Setup</text:p></draw:rect><draw:rect text:anchor-type="paragraph" draw:z-index="4" draw:style-name="gr1" draw:text-style-name="P86" svg:width="1.2087in" svg:height="0.5315in" svg:x="4.311in" svg:y="1.1161in"><text:p text:style-name="P86">Test Execution</text:p></draw:rect><draw:rect text:anchor-type="paragraph" draw:z-index="5" draw:style-name="gr2" draw:text-style-name="P86" svg:width="1.2087in" svg:height="0.5315in" svg:x="5.3634in" svg:y="1.6472in"><text:p text:style-name="P86">Test Cycle </text:p><text:p text:style-name="P86">Closure</text:p></draw:rect></text:p>
      <text:p text:style-name="P18"/>
      <text:p text:style-name="P18"/>
      <text:p text:style-name="P18"/>
      <text:p text:style-name="P18"/>
      <text:p text:style-name="P18"/>
      <text:p text:style-name="P18"/>
      <text:p text:style-name="P18"/>
      <text:p text:style-name="P18"/>
      <text:p text:style-name="P18"/>
      <text:p text:style-name="P18"/>
      <text:p text:style-name="P18"/>
      <text:p text:style-name="P24">Diagram of STLC</text:p>
      <text:p text:style-name="P8"/>
      <text:p text:style-name="P8"><text:span text:style-name="T78">For each of this stages in STLC is necessary: to define</text:span><text:span text:style-name="T19"> Entry and Exit criteria, </text:span><text:span text:style-name="T20">Test</text:span><text:span text:style-name="T19"> Activities </text:span><text:span text:style-name="T20">and</text:span><text:span text:style-name="T19"> </text:span><text:span text:style-name="T20">to generate Reports about conducted tests and gained results</text:span><text:span text:style-name="T19">.</text:span> </text:p>
      <text:p text:style-name="P18"/>
      <text:p text:style-name="P18"/>
      <text:p text:style-name="P18"/>
      <text:p text:style-name="P18"/>
      <text:p text:style-name="P16"><text:soft-page-break/>2. Mobile Applications Testing</text:p>
      <text:p text:style-name="P65"/>
      <text:p text:style-name="P79">Testing applications on mobile devices is more challenging than testing Web applications on desktop. <text:span text:style-name="T129">All testing principals are applicable for testing mobile applications, but</text:span> <text:span text:style-name="T129">while testing mobile applications, testers must be aware of the challenges and different expectations that users have in regards to web applications.</text:span></text:p>
      <text:p text:style-name="P79">Main challenges in Mobile Application Testing:</text:p>
      <text:list xml:id="list1232064579043281793" text:style-name="L7">
        <text:list-item>
          <text:p text:style-name="P83">Different <text:span text:style-name="T130">variants</text:span> of mobile devices <text:span text:style-name="T130">(smartphone, tablet)</text:span>, with different screen sizes and hardware configurations like a hard keypad, virtual keypad (touch screen) etc.</text:p>
        </text:list-item>
        <text:list-item>
          <text:p text:style-name="P84">Different manufacturers of mobile devices,</text:p>
        </text:list-item>
        <text:list-item>
          <text:p text:style-name="P83"><text:span text:style-name="T129">Different versions and generations of</text:span> operating systems (Android, iOS, Windows, Blackberry).</text:p>
        </text:list-item>
        <text:list-item>
          <text:p text:style-name="P85">Compatibility of mobile app with different sensors that exists on mobile device.</text:p>
        </text:list-item>
        <text:list-item>
          <text:p text:style-name="P83">Different mobile network operators and <text:span text:style-name="T129">different characteristics of the network</text:span>.</text:p>
        </text:list-item>
        <text:list-item>
          <text:p text:style-name="P81">Communication with wireless networks in different environments.</text:p>
        </text:list-item>
      </text:list>
      <text:p text:style-name="P82">The majority of reports and surveys state that nearly 80% of users delete an app after using it for the first time. The top four reasons for deletion are always bad design, poor usability, slow loading time, and crashes immediately after installation.<text:tab/></text:p>
      <text:p text:style-name="P78"><text:span text:style-name="T84">P</text:span><text:span text:style-name="T1">oints </text:span><text:span text:style-name="T84">that develpoers</text:span><text:span text:style-name="T1"> </text:span><text:span text:style-name="T82">a</text:span><text:span text:style-name="T125">nd</text:span><text:span text:style-name="T82"> tester</text:span><text:span text:style-name="T84">s</text:span><text:span text:style-name="T1"> should keep in mind when developing and testing a mobile app </text:span><text:span text:style-name="T84">are</text:span><text:span text:style-name="T1">: </text:span><text:span text:style-name="T81">to </text:span><text:span text:style-name="T82">g</text:span><text:span text:style-name="T1">ather information about possible target customer group, </text:span><text:span text:style-name="T81">to </text:span><text:span text:style-name="T82">a</text:span><text:span text:style-name="T80">sk</text:span><text:span text:style-name="T1"> customers about their needs </text:span><text:span text:style-name="T82">because </text:span><text:span text:style-name="T126">that </text:span><text:span text:style-name="T82">should</text:span><text:span text:style-name="T1"> solve a problem for the user,</text:span><text:span text:style-name="T2"> pay attention to</text:span><text:span text:style-name="T1"> </text:span><text:span text:style-name="T126">u</text:span><text:span text:style-name="T1">sability </text:span><text:span text:style-name="T2">because</text:span><text:span text:style-name="T1"> </text:span><text:span text:style-name="T82">an</text:span><text:span text:style-name="T1"> app needs to be reliable and robust, </text:span><text:span text:style-name="T2">also a</text:span><text:span text:style-name="T1">pp performance is really important, </text:span><text:span text:style-name="T2">a</text:span><text:span text:style-name="T81">nd <text:s/>an app should have good design.</text:span></text:p>
      <text:p text:style-name="P80"><text:span text:style-name="T1">In order to handle the<text:tab/>fast pace of mobile release cycles, </text:span><text:span text:style-name="T83">a tester</text:span><text:span text:style-name="T1"> should keep the following things in mind: Monitor the mobile device and software market. Know when new phones will be rolled out. Find out about the new features of the operating systems. Keep an eye on your target customer group to see if new devices are showing up in your statistics. Think twice before updating a phone to the latest operating system version. Buy new phones with the latest operating system version. If buying is not an option, rent the devices. </text:span></text:p>
      <text:p text:style-name="P59">There are 3 types of mobile apps: a mobile web apps, hybrid apps and native apps.</text:p>
      <text:p text:style-name="P60"/>
      <text:list xml:id="list4901355469119924253" text:style-name="L1">
        <text:list-item>
          <text:p text:style-name="P66"><text:span text:style-name="T89">A mobile Web<text:tab/>app is a Web site that can be accessed from the device’s Web browser. Such Web sites are optimized for mobile browser usage and are independent of the mobile platform. Mobile Web apps are developed with Web technologie such </text:span><text:span text:style-name="T90">a</text:span><text:span text:style-name="T89">s HTML and JavaScript, particularly with HTML5, CSS3, and JavaScript.</text:span></text:p>
        </text:list-item>
        <text:list-item>
          <text:p text:style-name="P66"><text:span text:style-name="T89">Hybrid<text:tab/>apps, are apps<text:tab/>that consist of different Web technologies such as HTML or JavaScript. Once the Web part has been built, developers are able to compile this code base to the different native formats: Android, iOS, Windows Phon</text:span><text:span text:style-name="T90">e.</text:span></text:p>
        </text:list-item>
        <text:list-item>
          <text:p text:style-name="P67"><text:span text:style-name="T92">Native<text:tab/>apps are programmed with a specific programming<text:tab/>language for the specific mobile platform. For example, Android apps are developed in Java, whereas iOS apps are written in Objective-C or Swift. <text:s/>Native apps generally exhibit excellent performance and are optimized for mobile platforms. In most cases, native apps look and feel great and are able to support every possible gesture on the touchscreen. </text:span></text:p>
        </text:list-item>
      </text:list>
      <text:p text:style-name="P68"><text:soft-page-break/><text:span text:style-name="T105"><text:tab/>Pros</text:span><text:span text:style-name="T92">: Native apps have full access to platform-specific hardware and software features; </text:span><text:span text:style-name="T93">they <text:tab/></text:span><text:span text:style-name="T92">have good performance because they are optimized for the specific mobile platform; </text:span><text:span text:style-name="T93">they</text:span><text:span text:style-name="T92"> have <text:tab/>a good look-and-feel; </text:span><text:span text:style-name="T93">they </text:span><text:span text:style-name="T92">offer good usability if the platform UI guidelines are met; </text:span><text:span text:style-name="T93">they</text:span><text:span text:style-name="T92"> have <text:tab/>full access to all touch gestures (if implemented). Native app distribution is easy. Users can <text:tab/>search for your app. Native apps can store data offline.</text:span></text:p>
      <text:p text:style-name="P68"><text:span text:style-name="T92"><text:tab/></text:span><text:span text:style-name="T105">Cons:</text:span><text:span text:style-name="T92"> The amount of development work increases with each supported platform because each <text:tab/>platform needs its own code base. The approval process can be quite long. Updating a released <text:tab/>app may take some time (which is annoying when it comes to urgent bug fixes). Development <text:tab/>costs can be higher. </text:span></text:p>
      <text:p text:style-name="P61"/>
      <text:p text:style-name="P64">A few major points in testing <text:span text:style-name="T127">mobile </text:span>apps:</text:p>
      <text:p text:style-name="P62"/>
      <text:list xml:id="list90958966817527631" text:style-name="L2">
        <text:list-item>
          <text:p text:style-name="P63">The <text:span text:style-name="T86">installation process</text:span> is the first impression a mobile customer has of an app. If the installation fails due to errors or problems, the <text:s/>customer will not try to download the app again and will move on to another one.<text:span text:style-name="T128"> Besides installing and uninstalling an app, users are also able to update the app from one version to another.</text:span></text:p>
        </text:list-item>
        <text:list-item>
          <text:p text:style-name="P69"><text:span text:style-name="T94">The </text:span><text:span text:style-name="T107">speed and availability of Internet connection</text:span><text:span text:style-name="T94"> is very important and it could vary in different regions </text:span><text:span text:style-name="T119">and environments</text:span><text:span text:style-name="T94">. What happens if a user has a bad or no Internet connection while using the app? Will it crash or will it still work? What happens if the mobile device changes network providers while the app is being used? All of these questions are very hard to answer when testing an app in a lab. A mobile tester needs to be mobile and connected to data networks while testing apps </text:span><text:span text:style-name="T102">so</text:span><text:span text:style-name="T94"> </text:span><text:span text:style-name="T102">i</text:span><text:span text:style-name="T94">t’s important to test </text:span><text:span text:style-name="T102">application</text:span><text:span text:style-name="T94"> in real-life environments.</text:span><text:span text:style-name="T118"> </text:span><text:span text:style-name="T102">C</text:span><text:span text:style-name="T118">ommunication infrastructure must be available. The mobile infrastructure is currently in its fourth generation known as 4G or LTE (Long Term Evolution). </text:span></text:p>
        </text:list-item>
        <text:list-item>
          <text:p text:style-name="P69"><text:span text:style-name="T108">D</text:span><text:span text:style-name="T109">ifferent OS versions</text:span><text:span text:style-name="T95">: a tester should always be aware of the OS version he/she is testing. It‘s not unusual to find some bugs only on specific versions.</text:span></text:p>
        </text:list-item>
        <text:list-item>
          <text:p text:style-name="P70"><text:span text:style-name="T108">D</text:span><text:span text:style-name="T106">ifferent screen resolutions</text:span><text:span text:style-name="T91">: a tester should install and test an app on as many as possible different mobile devices. Since it‘s impossible to </text:span><text:span text:style-name="T96">have so many devices in development environment, a tester should use an emulator/simulator to check compability. </text:span><text:span text:style-name="T97">Especially when it comes to Android world which is not that simple.</text:span></text:p>
        </text:list-item>
        <text:list-item>
          <text:p text:style-name="P69"><text:span text:style-name="T103">When it comes to the </text:span><text:span text:style-name="T114">Usability</text:span><text:span text:style-name="T103"> of the application, i</text:span><text:span text:style-name="T98">t is important that </text:span><text:span text:style-name="T99">an</text:span><text:span text:style-name="T98"> app be easy to use, otherwise it might end up with low ratings. Is the user able to see the elements with which he or she can interact? Is every element on the screen clear and understandable? This aspect of usability testing gets more difficult over time because the more you work with the app, the more blind you will become to things that are not self-explanatory.</text:span></text:p>
        </text:list-item>
        <text:list-item>
          <text:p text:style-name="P69"><text:span text:style-name="T116">Application</text:span><text:span text:style-name="T117"> must </text:span><text:span text:style-name="T110">allow users to make mistakes.</text:span><text:span text:style-name="T98"> If a user, for example, misses a required input field, provide friendly and useful error messages. </text:span><text:span text:style-name="T99">A tester should c</text:span><text:span text:style-name="T98">heck that the error messages are not too generic and that they describe the error in a way that people without a technical background can easily understand. </text:span></text:p>
        </text:list-item>
        <text:list-item>
          <text:p text:style-name="P69"><text:span text:style-name="T104">B</text:span><text:span text:style-name="T98">uttons, labels, and other </text:span><text:span text:style-name="T115">screen </text:span><text:span text:style-name="T110">elements</text:span><text:span text:style-name="T98"> </text:span><text:span text:style-name="T99">should be checked if</text:span><text:span text:style-name="T98"> </text:span><text:span text:style-name="T99">they are </text:span><text:span text:style-name="T98">big or small enough to be used. Screen division is important, so the app </text:span><text:span text:style-name="T99">should be checked </text:span><text:span text:style-name="T98">on smaller and bigger screens. A</text:span><text:span text:style-name="T99"> tester should </text:span><text:span text:style-name="T98">keep an eye on visual transitions such as animations or elements that fade in or out </text:span><text:span text:style-name="T99">and if </text:span><text:span text:style-name="T98">the main navigation and sub-navigation of the app are easy to use. Are there any unnecessary taps that the user must perform in order to reach his or her goal? </text:span></text:p>
        </text:list-item>
        <text:list-item>
          <text:p text:style-name="P69"><text:soft-page-break/><text:span text:style-name="T99">T</text:span><text:span text:style-name="T98">he </text:span><text:span text:style-name="T110">text used within the app </text:span><text:span text:style-name="T111">should be</text:span><text:span text:style-name="T110"> clear and easy to understand</text:span><text:span text:style-name="T98">. A</text:span><text:span text:style-name="T99">s a tester if you‘re not sure, a</text:span><text:span text:style-name="T98">sk different people if they understand the wording and the feature behind it. </text:span><text:span text:style-name="T100">If </text:span><text:span text:style-name="T99">an</text:span><text:span text:style-name="T100"> app supports more than one language, be sure the text fits into every UI element and that the translation is correct. The UI elements must have the same look-and-feel, the same text, spacings, colors, and images. </text:span></text:p>
        </text:list-item>
        <text:list-item>
          <text:p text:style-name="P69"><text:span text:style-name="T104">It is necessary</text:span><text:span text:style-name="T100"> to test </text:span><text:span text:style-name="T112">battery consumption</text:span><text:span text:style-name="T100"> during use. If </text:span><text:span text:style-name="T99">an</text:span><text:span text:style-name="T100"> app consumes too much power, users will delete it and move on to another one. <text:tab/></text:span></text:p>
        </text:list-item>
        <text:list-item>
          <text:p text:style-name="P69"><text:span text:style-name="T104">I</text:span><text:span text:style-name="T101">t is useful to think out of the box, </text:span><text:span text:style-name="T104">to b</text:span><text:span text:style-name="T101">e creative </text:span><text:span text:style-name="T104">in</text:span><text:span text:style-name="T101"> testing. T</text:span><text:span text:style-name="T104">esters need</text:span><text:span text:style-name="T101"> to think of </text:span><text:span text:style-name="T113">edge cases</text:span><text:span text:style-name="T101"> that are most likely to happen in the real world when lots of people will be using the mobile app in a totally different way from what </text:span><text:span text:style-name="T104">development</text:span><text:span text:style-name="T101"> team expect.</text:span><text:span text:style-name="T104">For example tester could</text:span><text:span text:style-name="T101"> </text:span><text:span text:style-name="T104">r</text:span><text:span text:style-name="T101">otate or flip the device, use more than one hand to interact with the app, and press buttons as fast as possible. While doing that, </text:span><text:span text:style-name="T104">itćs necessarz to </text:span><text:span text:style-name="T101">watch out for any unexpected behavior, crashes, freezes, error messages that make no sense, and any other strange things.</text:span></text:p>
        </text:list-item>
      </text:list>
      <text:p text:style-name="P71"/>
      <text:p text:style-name="P73">Most common tools and frameworks used for Mobile applications testing on today's market are: Appium, Espresso, monkey Runner, Katalon Studio, etc.</text:p>
      <text:p text:style-name="P18"/>
      <text:p text:style-name="P15"><text:span text:style-name="T79">3</text:span>. Web applications <text:span text:style-name="T79">Testing</text:span></text:p>
      <text:p text:style-name="P38"/>
      <text:p text:style-name="P28"><text:span text:style-name="T34">Software Testing that focuses on testing </text:span><text:span text:style-name="T36">the</text:span><text:span text:style-name="T34"> web applications is known as Web testing. </text:span><text:span text:style-name="T35">This type of testing </text:span><text:span text:style-name="T23">is focused</text:span><text:span text:style-name="T22"> </text:span><text:span text:style-name="T23">on</text:span><text:span text:style-name="T22"> test</text:span><text:span text:style-name="T23">ing</text:span><text:span text:style-name="T22"> the applications that are hosted on web </text:span><text:span text:style-name="T21">for potential bugs before its made live or before code is moved into the production environment.</text:span><text:span text:style-name="T39"> </text:span></text:p>
      <text:p text:style-name="P20"><text:span text:style-name="T26">Web Testing focuses on testing of </text:span><text:span text:style-name="T25">the application interfaces and </text:span><text:span text:style-name="T26">logical functionality</text:span><text:span text:style-name="T25"> </text:span><text:span text:style-name="T26">that are implemented in accordance with the requirements of clients.</text:span><text:span text:style-name="T38"> </text:span></text:p>
      <text:p text:style-name="P29"><text:span text:style-name="T42">Most common web applications are</text:span><text:span text:style-name="T40"> websites </text:span><text:span text:style-name="T42">and they</text:span><text:span text:style-name="T40"> are essentially client/server applications.</text:span></text:p>
      <text:p text:style-name="P39"><text:span text:style-name="T43">While testing Web applications, c</text:span><text:span text:style-name="T39">onsideration should be given to the interactions between HTML pages, TCP/IP communications, Internet connections, firewalls, applications that run in web pages (javascri</text:span><text:span text:style-name="T70">p</text:span><text:span text:style-name="T39">t, pl</text:span><text:span text:style-name="T70">u</text:span><text:span text:style-name="T39">g-in ap</text:span><text:span text:style-name="T70">p</text:span><text:span text:style-name="T39">lications) and applications that run on the server side (database interfaces).</text:span></text:p>
      <text:p text:style-name="P31"><text:s text:c="6"/>When testing web applications, the following tests must be performed:</text:p>
      <text:list xml:id="list7164979220942310653" text:style-name="L3">
        <text:list-item>
          <text:p text:style-name="P50">Functionality testing – means testing links, forms on all pages, cookies, HTML/CSS, databases,</text:p>
        </text:list-item>
        <text:list-item>
          <text:p text:style-name="P50">Usability testing – means testing ease of use, navigation on page, user satisfaction, appearance,</text:p>
        </text:list-item>
        <text:list-item>
          <text:p text:style-name="P45"><text:span text:style-name="T44">Interface testing –</text:span><text:span text:style-name="T41"> </text:span><text:span text:style-name="T42">is p</text:span><text:span text:style-name="T24">erformed to verify the interface and the correct data flow from one system to other. Meaning testing of web server and application server interface, application server and database server interface,</text:span></text:p>
        </text:list-item>
        <text:list-item>
          <text:p text:style-name="P56"><text:span text:style-name="T24">C</text:span><text:span text:style-name="T22">ompatibility testing – means testing Browser compatibilty, OS compatibility, compatibility for mobile browsing,</text:span></text:p>
        </text:list-item>
        <text:list-item>
          <text:p text:style-name="P57">Performance testing – means conducting the Web Load Testing, Web Stress Testing, Test application performance on different internet connection speed.</text:p>
        </text:list-item>
        <text:list-item>
          <text:p text:style-name="P74">Security testing – Primary reason for testing the security of a web is to identify potential vulnerabilities. Security testing involves: Network Scanning, Vulnerability Scanning, Password Cracking, Log Review, Integrity Checkers, Virus Detection.</text:p>
        </text:list-item>
      </text:list>
      <text:p text:style-name="P76"><text:span text:style-name="T69">Most common tools used for Web applications Testing on today's market are: Selenium, Ranorex, Katalon Studio, </text:span><text:span text:style-name="T45">etc.</text:span></text:p>
      <text:p text:style-name="P32"><text:soft-page-break/>4. Our Practice and Solutions</text:p>
      <text:p text:style-name="P40"/>
      <text:p text:style-name="P44"><text:span text:style-name="T39">Testin</text:span><text:span text:style-name="T46">g</text:span><text:span text:style-name="T39"> </text:span><text:span text:style-name="T47">P</text:span><text:span text:style-name="T39">rocess of Zesium </text:span><text:span text:style-name="T47">QA Team, consists of folowing activities:</text:span></text:p>
      <text:list xml:id="list3775961309371899391" text:style-name="L4">
        <text:list-item>
          <text:p text:style-name="P51">Participation during softvare planing process,</text:p>
        </text:list-item>
        <text:list-item>
          <text:p text:style-name="P51">Conducting test planing and creating Test Plans,</text:p>
        </text:list-item>
        <text:list-item>
          <text:p text:style-name="P51">Tool selection and defining Test Environment,</text:p>
        </text:list-item>
        <text:list-item>
          <text:p text:style-name="P51">Selection of whitch components of application need to be tested,</text:p>
        </text:list-item>
        <text:list-item>
          <text:p text:style-name="P51">Writing Test Scenarios and Test Cases,</text:p>
        </text:list-item>
        <text:list-item>
          <text:p text:style-name="P51">Creating Test documentation,</text:p>
        </text:list-item>
        <text:list-item>
          <text:p text:style-name="P51">Executing Tests,</text:p>
        </text:list-item>
        <text:list-item>
          <text:p text:style-name="P51">Generating Test Report documentation,</text:p>
        </text:list-item>
        <text:list-item>
          <text:p text:style-name="P51">Providing detail defect tracking and analysis,</text:p>
        </text:list-item>
        <text:list-item>
          <text:p text:style-name="P51">Communication with the development team,</text:p>
        </text:list-item>
        <text:list-item>
          <text:p text:style-name="P51">Participat<text:span text:style-name="T121">ion</text:span> in defect removal,</text:p>
        </text:list-item>
        <text:list-item>
          <text:p text:style-name="P51">Conduct Regression Testing.</text:p>
        </text:list-item>
      </text:list>
      <text:p text:style-name="P33"/>
      <text:p text:style-name="P43"><text:span text:style-name="T52">Most commonly used</text:span><text:span text:style-name="T39"> </text:span><text:span text:style-name="T52">t</text:span><text:span text:style-name="T48">esting Types/</text:span><text:span text:style-name="T49">Methods</text:span><text:span text:style-name="T48">/</text:span><text:span text:style-name="T50">Approaches in Testing Process of Zesium QA Team</text:span><text:span text:style-name="T48">:</text:span></text:p>
      <text:list xml:id="list5507338438019855283" text:style-name="L5">
        <text:list-item>
          <text:p text:style-name="P52">Manual testing – <text:span text:style-name="T87">is a type of where tester manually conducts a test by following a set of predefined test cases. In this process a tester uses functions and features of an application under test as an end-user in order to verify that software is working as required. Manual testing is typically implemented in testing mobile applications.</text:span>,</text:p>
        </text:list-item>
        <text:list-item>
          <text:p text:style-name="P53">Black Box testing – <text:span text:style-name="T87">is a method where a tester doesn't have access to source code of the application under test. Tester tests an application in order to examine functionality of an application without insight into internal structures of application. This testing method is often used for testing mobile applications.</text:span></text:p>
        </text:list-item>
        <text:list-item>
          <text:p text:style-name="P54">White Box testing – is <text:span text:style-name="T122">a </text:span>method <text:span text:style-name="T122">where</text:span> the internal structure of the software is known to the tester. Testers in White Box testing have access to the source code of application under test. White box testing is used in earlier stages of software development.</text:p>
        </text:list-item>
        <text:list-item>
          <text:p text:style-name="P46"><text:span text:style-name="T53">Stress testing – </text:span><text:span text:style-name="T54">is </text:span><text:span text:style-name="T62">a </text:span><text:span text:style-name="T54">type of intense testing witch is used to determine the stability of a given system or entity, or breaking points or safe usage limits of application under test.</text:span><text:span text:style-name="T53"> </text:span><text:span text:style-name="T54">This testing is done in the final stages of software development.</text:span></text:p>
        </text:list-item>
        <text:list-item>
          <text:p text:style-name="P55">Exploratory testing – <text:span text:style-name="T88">is an approach in testing </text:span><text:span text:style-name="T85">used to discover unknown issues during and after the software develpoment process. Explorator</text:span><text:span text:style-name="T124">y</text:span><text:span text:style-name="T85"> tests must be run </text:span><text:span text:style-name="T124">manually</text:span><text:span text:style-name="T85">. Experienced QA testers or developers are generall</text:span><text:span text:style-name="T124">y</text:span><text:span text:style-name="T85"> required for exploratory testing.</text:span></text:p>
        </text:list-item>
        <text:list-item>
          <text:p text:style-name="P75"><text:span text:style-name="T53">Re</text:span><text:span text:style-name="T55">g</text:span><text:span text:style-name="T53">ression testing – </text:span><text:span text:style-name="T54">is </text:span><text:span text:style-name="T62">a</text:span><text:span text:style-name="T54"> </text:span><text:span text:style-name="T62">testing </text:span><text:span text:style-name="T54">type that is used to make sure that a change in software like adding new features or correcting the discovered defects didn't broke or corrupt existing functionality</text:span><text:span text:style-name="T53">. </text:span><text:span text:style-name="T56">Main goal of Regression testing is to catch bugs that may have been accidentally introduced into a new build or release candidate, end to ensure that previously eradicated bugs are permanently removed.</text:span><text:span text:style-name="T37"> </text:span></text:p>
        </text:list-item>
      </text:list>
      <text:p text:style-name="P42"><text:span text:style-name="T39"/></text:p>
      <text:p text:style-name="P42"><text:span text:style-name="T39"/></text:p>
      <text:p text:style-name="P42"><text:soft-page-break/><text:span text:style-name="T39">The most commonly used Tools </text:span><text:span text:style-name="T51">and Frameworks </text:span><text:span text:style-name="T64">by Zesium QA Team</text:span><text:span text:style-name="T39"> in software testing process:</text:span></text:p>
      <text:list xml:id="list6649860496641242430" text:style-name="L6">
        <text:list-item>
          <text:p text:style-name="P58"><text:span text:style-name="T39">JIRA – </text:span><text:span text:style-name="T65">is </text:span><text:span text:style-name="T71">a </text:span><text:span text:style-name="T65">project management tool used by agile teams for project management, issue tracking, bug tracking, </text:span><text:span text:style-name="T51">team communication and reporting </text:span><text:span text:style-name="T65">in software development.,</text:span></text:p>
        </text:list-item>
        <text:list-item>
          <text:p text:style-name="P58"><text:span text:style-name="T39">JMeter – <text:s/></text:span><text:span text:style-name="T66">is </text:span><text:span text:style-name="T71">an</text:span><text:span text:style-name="T66"> open source software designed for testing Web applications. Usually JMeter is used for Load testing and measuring performance of web applications. JMeter can simulate heavy load on a server, group of servers or network, to test its strength or to analyze overall performance under different load types.,</text:span></text:p>
        </text:list-item>
        <text:list-item>
          <text:p text:style-name="P47"><text:span text:style-name="T57">Monkey Runner – </text:span><text:span text:style-name="T58">is </text:span><text:span text:style-name="T63">a</text:span><text:span text:style-name="T58"> tool primarily designed to test applications and devices at the functional/framework level and for running unit test suites. Monkey Runner is tool that provides API for writing programs that control Android device or emulator from outside of Android code. </text:span><text:span text:style-name="T59">With Monkey Runner is possible to write test script that install Android application, runs it, sends keystrokes to it, takes screenshots of user interface and stores it.</text:span></text:p>
        </text:list-item>
        <text:list-item>
          <text:p text:style-name="P48"><text:span text:style-name="T57">Espresso – </text:span><text:span text:style-name="T60">is </text:span><text:span text:style-name="T63">a</text:span><text:span text:style-name="T60"> testing framework for Android. Espresso is used for creating user interface tests for Android devices,</text:span></text:p>
        </text:list-item>
        <text:list-item>
          <text:p text:style-name="P49"><text:span text:style-name="T57">Layout inspector – </text:span><text:span text:style-name="T60">is used in Android Studio for compa</text:span><text:span text:style-name="T61">rison</text:span><text:span text:style-name="T60"> application layout with design mockups and prepared de</text:span><text:span text:style-name="T61">s</text:span><text:span text:style-name="T60">ign resources. </text:span><text:span text:style-name="T61">Its allows tester to display a magnified view of app under test and to examine details of its layout at runtime</text:span><text:span text:style-name="T57">,</text:span></text:p>
        </text:list-item>
        <text:list-item>
          <text:p text:style-name="P58"><text:span text:style-name="T39">Selenium – </text:span><text:span text:style-name="T67">is </text:span><text:span text:style-name="T72">a</text:span><text:span text:style-name="T67"> software testing framework for web applications. Selenium provides a playback tool for generating test scripts. It supports different programming languages. Tests created with Selenium can be run against most modern web browsers.,</text:span></text:p>
        </text:list-item>
        <text:list-item>
          <text:p text:style-name="P58"><text:span text:style-name="T39">Katalon Studio – </text:span><text:span text:style-name="T68">is </text:span><text:span text:style-name="T72">an</text:span><text:span text:style-name="T68"> automated testing tool for testing Web applications, Mobile applications (Android and iOS) and for API testing on all operating systems. Its based on Selenium and Appium and can be integrated with JIRA, GIT and Jenkins with appropriate plugins.</text:span></text:p>
        </text:list-item>
      </text:list>
      <text:p text:style-name="P34"/>
      <text:p text:style-name="P34"/>
      <text:p text:style-name="P41">Final remarks on work that Zesium's QA Team does:</text:p>
      <text:p text:style-name="P35">Main goal or testing process is to reduce the risks <text:span text:style-name="T120">appear</text:span>ing during software development. <text:span text:style-name="T123">So</text:span> i<text:span text:style-name="T123">t</text:span>s very important to find as many bugs as possible so that they can be brought down to acceptable level. <text:s/><text:span text:style-name="T120">With this objective reached Test Team can provide all necessary information about software product that is being developed by Zesium. </text:spa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Mangal1" svg:font-family="Mangal"/>
    <style:font-face style:name="Open Sans" svg:font-family="'Open Sans', Arial, sans-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1" text:anchor-type="paragraph" svg:x="5.35in" svg:y="-0.1307in" svg:width="1.5909in" svg:height="0.3154in" draw:z-index="12"><draw:image xlink:href="Pictures/10000000000003C0000000BEFCAE21F8A61AAE56.jpg" xlink:type="simple" xlink:show="embed" xlink:actuate="onLoad"/></draw:frame></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09:19:31.998000000</meta:creation-date>
    <dc:date>2018-07-24T14:51:02.927000000</dc:date>
    <meta:editing-duration>PT6H11M4S</meta:editing-duration>
    <meta:editing-cycles>70</meta:editing-cycles>
    <meta:generator>LibreOffice/5.0.3.2$Windows_X86_64 LibreOffice_project/e5f16313668ac592c1bfb310f4390624e3dbfb75</meta:generator>
    <meta:document-statistic meta:table-count="0" meta:image-count="1" meta:object-count="0" meta:page-count="7" meta:paragraph-count="103" meta:word-count="2961" meta:character-count="18328" meta:non-whitespace-character-count="15447"/>
  </office:meta>
</office:document-meta>
</file>